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9965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1.361in"/>
    </style:style>
    <style:style style:name="co7" style:family="table-column">
      <style:table-column-properties fo:break-before="auto" style:column-width="1.211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0.8362in"/>
    </style:style>
    <style:style style:name="co10" style:family="table-column">
      <style:table-column-properties fo:break-before="auto" style:column-width="1.0827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1.1681in"/>
    </style:style>
    <style:style style:name="co13" style:family="table-column">
      <style:table-column-properties fo:break-before="auto" style:column-width="0.761in"/>
    </style:style>
    <style:style style:name="co14" style:family="table-column">
      <style:table-column-properties fo:break-before="auto" style:column-width="1.0291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1.5008in"/>
    </style:style>
    <style:style style:name="co17" style:family="table-column">
      <style:table-column-properties fo:break-before="auto" style:column-width="1.3429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1.0835in"/>
    </style:style>
    <style:style style:name="co20" style:family="table-column">
      <style:table-column-properties fo:break-before="auto" style:column-width="1.1846in"/>
    </style:style>
    <style:style style:name="co21" style:family="table-column">
      <style:table-column-properties fo:break-before="auto" style:column-width="1.2752in"/>
    </style:style>
    <style:style style:name="co22" style:family="table-column">
      <style:table-column-properties fo:break-before="auto" style:column-width="1.2543in"/>
    </style:style>
    <style:style style:name="co23" style:family="table-column">
      <style:table-column-properties fo:break-before="auto" style:column-width="0.9862in"/>
    </style:style>
    <style:style style:name="co24" style:family="table-column">
      <style:table-column-properties fo:break-before="auto" style:column-width="1.2327in"/>
    </style:style>
    <style:style style:name="co25" style:family="table-column">
      <style:table-column-properties fo:break-before="auto" style:column-width="0.9646in"/>
    </style:style>
    <style:style style:name="co26" style:family="table-column">
      <style:table-column-properties fo:break-before="auto" style:column-width="1.1898in"/>
    </style:style>
    <style:style style:name="co27" style:family="table-column">
      <style:table-column-properties fo:break-before="auto" style:column-width="1.0717in"/>
    </style:style>
    <style:style style:name="co28" style:family="table-column">
      <style:table-column-properties fo:break-before="auto" style:column-width="1.3291in"/>
    </style:style>
    <style:style style:name="co29" style:family="table-column">
      <style:table-column-properties fo:break-before="auto" style:column-width="0.8035in"/>
    </style:style>
    <style:style style:name="co30" style:family="table-column">
      <style:table-column-properties fo:break-before="auto" style:column-width="1.0075in"/>
    </style:style>
    <style:style style:name="co31" style:family="table-column">
      <style:table-column-properties fo:break-before="auto" style:column-width="1.3508in"/>
    </style:style>
    <style:style style:name="co32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66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66"/>
    </style:style>
    <style:style style:name="ce6" style:family="table-cell" style:parent-style-name="Default">
      <style:table-cell-properties fo:background-color="#99ff99"/>
    </style:style>
    <style:style style:name="ce7" style:family="table-cell" style:parent-style-name="Default" style:data-style-name="N0"/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20"/>
    <style:style style:name="ce12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fo:background-color="#ffff66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99ff99" style:text-align-source="fix" style:repeat-content="false"/>
      <style:paragraph-properties fo:text-align="center" fo:margin-left="0in"/>
    </style:style>
  </office:automatic-styles>
  <office:body>
    <office:spreadsheet>
      <table:table table:name="Robot Tree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7">
          <table:table-cell table:style-name="Default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table:style-name="ce1" office:value-type="string" calcext:value-type="string">
            <text:p>link ID</text:p>
          </table:table-cell>
          <table:table-cell table:style-name="ce1" office:value-type="string" calcext:value-type="string">
            <text:p>link name</text:p>
          </table:table-cell>
          <table:table-cell table:style-name="ce1" office:value-type="string" calcext:value-type="string">
            <text:p>joint name</text:p>
          </table:table-cell>
          <table:table-cell table:number-columns-repeated="7"/>
          <table:table-cell table:style-name="ce1" office:value-type="string" calcext:value-type="string">
            <text:p>link ID</text:p>
          </table:table-cell>
          <table:table-cell table:style-name="ce1" office:value-type="string" calcext:value-type="string">
            <text:p>link name</text:p>
          </table:table-cell>
          <table:table-cell table:style-name="ce1" office:value-type="string" calcext:value-type="string">
            <text:p>joint name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9"/>
          <table:table-cell table:style-name="Default"/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_hand_base_link</text:p>
          </table:table-cell>
          <table:table-cell table:number-columns-repeated="8"/>
          <table:table-cell office:value-type="float" office:value="61" calcext:value-type="float">
            <text:p>61</text:p>
          </table:table-cell>
          <table:table-cell office:value-type="string" calcext:value-type="string">
            <text:p>r_hand_base_lin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wrist_yaw</text:p>
          </table:table-cell>
          <table:table-cell table:number-columns-repeated="9"/>
          <table:table-cell office:value-type="string" calcext:value-type="string">
            <text:p>r_wrist_yaw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_wrist_1</text:p>
          </table:table-cell>
          <table:table-cell table:number-columns-repeated="8"/>
          <table:table-cell office:value-type="float" office:value="39" calcext:value-type="float">
            <text:p>39</text:p>
          </table:table-cell>
          <table:table-cell office:value-type="string" calcext:value-type="string">
            <text:p>r_wrist_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wrist_pitch</text:p>
          </table:table-cell>
          <table:table-cell table:number-columns-repeated="9"/>
          <table:table-cell office:value-type="string" calcext:value-type="string">
            <text:p>r_wrist_pitch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_forearm</text:p>
          </table:table-cell>
          <table:table-cell table:number-columns-repeated="8"/>
          <table:table-cell office:value-type="float" office:value="38" calcext:value-type="float">
            <text:p>38</text:p>
          </table:table-cell>
          <table:table-cell office:value-type="string" calcext:value-type="string">
            <text:p>r_forear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wrist_prosup</text:p>
          </table:table-cell>
          <table:table-cell table:number-columns-repeated="9"/>
          <table:table-cell office:value-type="string" calcext:value-type="string">
            <text:p>r_wrist_prosup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_elbow_1</text:p>
          </table:table-cell>
          <table:table-cell table:number-columns-repeated="8"/>
          <table:table-cell office:value-type="float" office:value="37" calcext:value-type="float">
            <text:p>37</text:p>
          </table:table-cell>
          <table:table-cell office:value-type="string" calcext:value-type="string">
            <text:p>r_elbow_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elbow</text:p>
          </table:table-cell>
          <table:table-cell table:number-columns-repeated="9"/>
          <table:table-cell office:value-type="string" calcext:value-type="string">
            <text:p>r_elbow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_upper_arm</text:p>
          </table:table-cell>
          <table:table-cell table:number-columns-repeated="3"/>
          <table:table-cell table:style-name="ce1" office:value-type="string" calcext:value-type="string">
            <text:p>link ID</text:p>
          </table:table-cell>
          <table:table-cell table:style-name="ce1" office:value-type="string" calcext:value-type="string">
            <text:p>link name</text:p>
          </table:table-cell>
          <table:table-cell table:style-name="ce1" office:value-type="string" calcext:value-type="string">
            <text:p>joint name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r_upper_arm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arm_ft_sensor</text:p>
          </table:table-cell>
          <table:table-cell table:number-columns-repeated="9"/>
          <table:table-cell office:value-type="string" calcext:value-type="string">
            <text:p>r_arm_ft_sensor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_shoulder_3</text:p>
          </table:table-cell>
          <table:table-cell table:number-columns-repeated="3"/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Head (+eyes)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r_shoulder_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shoulder_yaw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neck_yaw</text:p>
          </table:table-cell>
          <table:table-cell table:number-columns-repeated="4"/>
          <table:table-cell office:value-type="string" calcext:value-type="string">
            <text:p>r_shoulder_yaw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_shoulder_2</text:p>
          </table:table-cell>
          <table:table-cell table:number-columns-repeated="3"/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Neck_2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string" calcext:value-type="string">
            <text:p>r_shoulder_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shoulder_roll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neck_roll</text:p>
          </table:table-cell>
          <table:table-cell table:number-columns-repeated="4"/>
          <table:table-cell office:value-type="string" calcext:value-type="string">
            <text:p>r_shoulder_roll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_shoulder_1</text:p>
          </table:table-cell>
          <table:table-cell table:number-columns-repeated="3"/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Neck_1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r_shoulder_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shoulder_pitch</text:p>
          </table:table-cell>
          <table:table-cell table:number-columns-repeated="4"/>
          <table:table-cell office:value-type="string" calcext:value-type="string">
            <text:p>neck_pitch</text:p>
          </table:table-cell>
          <table:table-cell table:number-columns-repeated="4"/>
          <table:table-cell office:value-type="string" calcext:value-type="string">
            <text:p>r_shoulder_pitch</text:p>
          </table:table-cell>
          <table:table-cell table:number-columns-repeated="2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chest</text:p>
          </table:table-cell>
          <table:table-cell table:number-columns-repeated="3"/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chest</text:p>
          </table:table-cell>
          <table:table-cell table:number-columns-repeated="3"/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chest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ce2"/>
          <table:table-cell/>
          <table:table-cell office:value-type="string" calcext:value-type="string">
            <text:p>torso_yaw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Torso_2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ce2"/>
          <table:table-cell/>
          <table:table-cell office:value-type="string" calcext:value-type="string">
            <text:p>torso_roll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Torso_1</text:p>
          </table:table-cell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5"/>
          <table:table-cell table:style-name="ce2"/>
          <table:table-cell/>
          <table:table-cell office:value-type="string" calcext:value-type="string">
            <text:p>torso_pitch</text:p>
          </table:table-cell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root_link</text:p>
          </table:table-cell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root_link</text:p>
          </table:table-cell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root_lin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hip_pitch</text:p>
          </table:table-cell>
          <table:table-cell table:number-columns-repeated="9"/>
          <table:table-cell office:value-type="string" calcext:value-type="string">
            <text:p>r_hip_pi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_hip_1</text:p>
          </table:table-cell>
          <table:table-cell table:number-columns-repeated="8"/>
          <table:table-cell office:value-type="float" office:value="9" calcext:value-type="float">
            <text:p>9</text:p>
          </table:table-cell>
          <table:table-cell office:value-type="string" calcext:value-type="string">
            <text:p>r_hip_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hip_roll</text:p>
          </table:table-cell>
          <table:table-cell table:number-columns-repeated="9"/>
          <table:table-cell office:value-type="string" calcext:value-type="string">
            <text:p>r_hip_roll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_hip_2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 office:value-type="string" calcext:value-type="string">
            <text:p>r_hip_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leg_sensor</text:p>
          </table:table-cell>
          <table:table-cell table:number-columns-repeated="9"/>
          <table:table-cell office:value-type="string" calcext:value-type="string">
            <text:p>r_leg_sensor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_hip_3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 office:value-type="string" calcext:value-type="string">
            <text:p>r_hip_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hip_yaw</text:p>
          </table:table-cell>
          <table:table-cell table:number-columns-repeated="9"/>
          <table:table-cell office:value-type="string" calcext:value-type="string">
            <text:p>r_hip_yaw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_upper_leg</text:p>
          </table:table-cell>
          <table:table-cell table:number-columns-repeated="8"/>
          <table:table-cell office:value-type="float" office:value="12" calcext:value-type="float">
            <text:p>12</text:p>
          </table:table-cell>
          <table:table-cell office:value-type="string" calcext:value-type="string">
            <text:p>r_upper_le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knee</text:p>
          </table:table-cell>
          <table:table-cell table:number-columns-repeated="9"/>
          <table:table-cell office:value-type="string" calcext:value-type="string">
            <text:p>r_kne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_lower_leg</text:p>
          </table:table-cell>
          <table:table-cell table:number-columns-repeated="8"/>
          <table:table-cell office:value-type="float" office:value="13" calcext:value-type="float">
            <text:p>13</text:p>
          </table:table-cell>
          <table:table-cell office:value-type="string" calcext:value-type="string">
            <text:p>l_lower_le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ankle_pitch</text:p>
          </table:table-cell>
          <table:table-cell table:number-columns-repeated="9"/>
          <table:table-cell office:value-type="string" calcext:value-type="string">
            <text:p>r_ankle_pitch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_ankle_1</text:p>
          </table:table-cell>
          <table:table-cell table:number-columns-repeated="8"/>
          <table:table-cell office:value-type="float" office:value="14" calcext:value-type="float">
            <text:p>14</text:p>
          </table:table-cell>
          <table:table-cell office:value-type="string" calcext:value-type="string">
            <text:p>r_ankle_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ankle_roll</text:p>
          </table:table-cell>
          <table:table-cell table:number-columns-repeated="9"/>
          <table:table-cell office:value-type="string" calcext:value-type="string">
            <text:p>r_ankle_roll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_ankle_2</text:p>
          </table:table-cell>
          <table:table-cell table:number-columns-repeated="8"/>
          <table:table-cell office:value-type="float" office:value="15" calcext:value-type="float">
            <text:p>15</text:p>
          </table:table-cell>
          <table:table-cell office:value-type="string" calcext:value-type="string">
            <text:p>r_ankle_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_foot_ft_sensor</text:p>
          </table:table-cell>
          <table:table-cell table:number-columns-repeated="9"/>
          <table:table-cell office:value-type="string" calcext:value-type="string">
            <text:p>r_foot_ft_sensor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_foot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office:value-type="string" calcext:value-type="string">
            <text:p>r_foot</text:p>
          </table:table-cell>
          <table:table-cell table:number-columns-repeated="3"/>
        </table:table-row>
      </table:table>
      <table:table table:name="Left Links" table:style-name="ta1">
        <table:table-column table:style-name="co1" table:default-cell-style-name="ce2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" table:number-columns-repeated="2" table:default-cell-style-name="ce11"/>
        <table:table-column table:style-name="co17" table:default-cell-style-name="ce11"/>
        <table:table-column table:style-name="co18" table:default-cell-style-name="Default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row table:style-name="ro1" table:number-rows-repeated="2">
          <table:table-cell table:style-name="Default"/>
          <table:table-cell table:number-columns-repeated="17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 table:number-columns-repeated="9"/>
          <table:table-cell table:style-name="ce9" office:value-type="string" calcext:value-type="string" table:number-columns-spanned="3" table:number-rows-spanned="1">
            <text:p>BodytoJoint (World Frame)</text:p>
          </table:table-cell>
          <table:covered-table-cell table:number-columns-repeated="2"/>
          <table:table-cell/>
          <table:table-cell table:style-name="ce9" office:value-type="string" calcext:value-type="string" table:number-columns-spanned="3" table:number-rows-spanned="1">
            <text:p>InboardtoJoint (World Frame)</text:p>
          </table:table-cell>
          <table:covered-table-cell table:number-columns-repeated="2"/>
          <table:table-cell/>
          <table:table-cell table:style-name="ce9" office:value-type="string" calcext:value-type="string" table:number-columns-spanned="3" table:number-rows-spanned="1">
            <text:p>BodytoJoint (Current Link Frame)</text:p>
          </table:table-cell>
          <table:covered-table-cell table:number-columns-repeated="2" table:style-name="Default"/>
          <table:table-cell/>
          <table:table-cell table:style-name="ce9" office:value-type="string" calcext:value-type="string" table:number-columns-spanned="3" table:number-rows-spanned="1">
            <text:p>InboardtoJoint (Parent Frame)</text:p>
          </table:table-cell>
          <table:covered-table-cell table:number-columns-repeated="2" table:style-name="Default"/>
        </table:table-row>
        <table:table-row table:style-name="ro1">
          <table:table-cell table:style-name="Default"/>
          <table:table-cell table:number-columns-repeated="9"/>
          <table:table-cell table:style-name="ce10" office:value-type="string" calcext:value-type="string" table:number-columns-spanned="3" table:number-rows-spanned="1">
            <text:p>Vector from Link CoG to Upper Joint 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 table:number-columns-spanned="3" table:number-rows-spanned="1">
            <text:p>Vector from Parent Link CoG to Upper Joint</text:p>
          </table:table-cell>
          <table:covered-table-cell table:number-columns-repeated="2" table:style-name="ce10"/>
          <table:table-cell/>
          <table:table-cell table:style-name="ce10" office:value-type="string" calcext:value-type="string" table:number-columns-spanned="3" table:number-rows-spanned="1">
            <text:p>Vector from Link CoG to Upper Joint 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 table:number-columns-spanned="3" table:number-rows-spanned="1">
            <text:p>Vector from Parent Link CoG to Upper Joint</text:p>
          </table:table-cell>
          <table:covered-table-cell table:number-columns-repeated="2" table:style-name="ce10"/>
        </table:table-row>
        <table:table-row table:style-name="ro1">
          <table:table-cell table:style-name="Default"/>
          <table:table-cell table:number-columns-repeated="9"/>
          <table:table-cell table:style-name="ce10" office:value-type="string" calcext:value-type="string" table:number-columns-spanned="3" table:number-rows-spanned="1">
            <text:p><text:s/>BodytoJoint = Upper Joint_pos – Link_CoG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 table:number-columns-spanned="3" table:number-rows-spanned="1">
            <text:p><text:s/>BodytoJoint = Upper Joint_pos – Parent Link_CoG</text:p>
          </table:table-cell>
          <table:covered-table-cell table:number-columns-repeated="2" table:style-name="ce10"/>
          <table:table-cell/>
          <table:table-cell table:style-name="ce10" office:value-type="string" calcext:value-type="string" table:number-columns-spanned="3" table:number-rows-spanned="1">
            <text:p><text:s/>BodytoJoint = Upper Joint_pos – Link_CoG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 table:number-columns-spanned="3" table:number-rows-spanned="1">
            <text:p><text:s/>BodytoJoint = Upper Joint_pos – Parent Link_CoG</text:p>
          </table:table-cell>
          <table:covered-table-cell table:number-columns-repeated="2" table:style-name="ce10"/>
        </table:table-row>
        <table:table-row table:style-name="ro1">
          <table:table-cell table:style-name="Default"/>
          <table:table-cell table:number-columns-repeated="17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/>
          <table:table-cell/>
          <table:table-cell table:style-name="ce1" office:value-type="string" calcext:value-type="string">
            <text:p>x_link</text:p>
          </table:table-cell>
          <table:table-cell table:style-name="ce1" office:value-type="string" calcext:value-type="string">
            <text:p>y_link</text:p>
          </table:table-cell>
          <table:table-cell table:style-name="ce1" office:value-type="string" calcext:value-type="string">
            <text:p>z_link</text:p>
          </table:table-cell>
          <table:table-cell table:style-name="ce1"/>
          <table:table-cell table:style-name="ce1" office:value-type="string" calcext:value-type="string">
            <text:p>x_joint</text:p>
          </table:table-cell>
          <table:table-cell table:style-name="ce1" office:value-type="string" calcext:value-type="string">
            <text:p>y_joint</text:p>
          </table:table-cell>
          <table:table-cell table:style-name="ce1" office:value-type="string" calcext:value-type="string">
            <text:p>z_joint</text:p>
          </table:table-cell>
          <table:table-cell table:number-columns-repeated="9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 table:number-rows-repeated="2">
          <table:table-cell table:style-name="Default"/>
          <table:table-cell table:number-columns-repeated="17"/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_hand_base_link</text:p>
          </table:table-cell>
          <table:table-cell office:value-type="float" office:value="0.278037" calcext:value-type="float">
            <text:p>0.278037</text:p>
          </table:table-cell>
          <table:table-cell office:value-type="float" office:value="0.214419" calcext:value-type="float">
            <text:p>0.214419</text:p>
          </table:table-cell>
          <table:table-cell office:value-type="float" office:value="0.610586" calcext:value-type="float">
            <text:p>0.610586</text:p>
          </table:table-cell>
          <table:table-cell table:number-columns-repeated="5"/>
          <table:table-cell table:formula="of:=[.G11]-[.C10]" office:value-type="float" office:value="-0.043457" calcext:value-type="float">
            <text:p>-0.043457</text:p>
          </table:table-cell>
          <table:table-cell table:formula="of:=[.H11]-[.D10]" office:value-type="float" office:value="-0.00708200000000001" calcext:value-type="float">
            <text:p>-0.007082</text:p>
          </table:table-cell>
          <table:table-cell table:formula="of:=[.I11]-[.E10]" office:value-type="float" office:value="0.028905" calcext:value-type="float">
            <text:p>0.028905</text:p>
          </table:table-cell>
          <table:table-cell/>
          <table:table-cell table:formula="of:=[.G11]-[.C12]" office:value-type="float" office:value="0" calcext:value-type="float">
            <text:p>0</text:p>
          </table:table-cell>
          <table:table-cell table:formula="of:=[.H11]-[.D12]" office:value-type="float" office:value="0" calcext:value-type="float">
            <text:p>0</text:p>
          </table:table-cell>
          <table:table-cell table:formula="of:=[.I11]-[.E12]" office:value-type="float" office:value="0" calcext:value-type="float">
            <text:p>0</text:p>
          </table:table-cell>
          <table:table-cell/>
          <table:table-cell office:value-type="float" office:value="-0.011682" calcext:value-type="float">
            <text:p>-0.011682</text:p>
          </table:table-cell>
          <table:table-cell office:value-type="float" office:value="0.050048" calcext:value-type="float">
            <text:p>0.050048</text:p>
          </table:table-cell>
          <table:table-cell office:value-type="float" office:value="0.000577" calcext:value-type="float">
            <text:p>0.000577</text:p>
          </table:table-cell>
          <table:table-cell/>
          <table:table-cell table:number-columns-repeated="3" office:value-type="float" office:value="0" calcext:value-type="float">
            <text:p>0.00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_wrist_yaw</text:p>
          </table:table-cell>
          <table:table-cell office:value-type="float" office:value="0.23458" calcext:value-type="float">
            <text:p>0.23458</text:p>
          </table:table-cell>
          <table:table-cell office:value-type="float" office:value="0.207337" calcext:value-type="float">
            <text:p>0.207337</text:p>
          </table:table-cell>
          <table:table-cell office:value-type="float" office:value="0.639491" calcext:value-type="float">
            <text:p>0.639491</text:p>
          </table:table-cell>
          <table:table-cell table:number-columns-repeated="2"/>
          <table:table-cell table:style-name="ce2"/>
          <table:table-cell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_wrist_1</text:p>
          </table:table-cell>
          <table:table-cell office:value-type="float" office:value="0.23458" calcext:value-type="float">
            <text:p>0.23458</text:p>
          </table:table-cell>
          <table:table-cell office:value-type="float" office:value="0.207337" calcext:value-type="float">
            <text:p>0.207337</text:p>
          </table:table-cell>
          <table:table-cell office:value-type="float" office:value="0.639491" calcext:value-type="float">
            <text:p>0.639491</text:p>
          </table:table-cell>
          <table:table-cell table:number-columns-repeated="5"/>
          <table:table-cell table:formula="of:=[.G13]-[.C12]" office:value-type="float" office:value="0" calcext:value-type="float">
            <text:p>0</text:p>
          </table:table-cell>
          <table:table-cell table:formula="of:=[.H13]-[.D12]" office:value-type="float" office:value="0" calcext:value-type="float">
            <text:p>0</text:p>
          </table:table-cell>
          <table:table-cell table:formula="of:=[.I13]-[.E12]" office:value-type="float" office:value="0" calcext:value-type="float">
            <text:p>0</text:p>
          </table:table-cell>
          <table:table-cell/>
          <table:table-cell table:formula="of:=[.G13]-[.C14]" office:value-type="float" office:value="0.069107" calcext:value-type="float">
            <text:p>0.069107</text:p>
          </table:table-cell>
          <table:table-cell table:formula="of:=[.H13]-[.D14]" office:value-type="float" office:value="0.017795" calcext:value-type="float">
            <text:p>0.017795</text:p>
          </table:table-cell>
          <table:table-cell table:formula="of:=[.I13]-[.E14]" office:value-type="float" office:value="-0.00374700000000006" calcext:value-type="float">
            <text:p>-0.003747</text:p>
          </table:table-cell>
          <table:table-cell/>
          <table:table-cell table:number-columns-repeated="3" office:value-type="float" office:value="0" calcext:value-type="float">
            <text:p>0.000000</text:p>
          </table:table-cell>
          <table:table-cell/>
          <table:table-cell office:value-type="float" office:value="-0.000348" calcext:value-type="float">
            <text:p>-0.000348</text:p>
          </table:table-cell>
          <table:table-cell office:value-type="float" office:value="0.070558" calcext:value-type="float">
            <text:p>0.070558</text:p>
          </table:table-cell>
          <table:table-cell office:value-type="float" office:value="-0.004759" calcext:value-type="float">
            <text:p>-0.00475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_wrist_pitch</text:p>
          </table:table-cell>
          <table:table-cell office:value-type="float" office:value="0.23458" calcext:value-type="float">
            <text:p>0.23458</text:p>
          </table:table-cell>
          <table:table-cell office:value-type="float" office:value="0.207337" calcext:value-type="float">
            <text:p>0.207337</text:p>
          </table:table-cell>
          <table:table-cell office:value-type="float" office:value="0.639491" calcext:value-type="float">
            <text:p>0.639491</text:p>
          </table:table-cell>
          <table:table-cell table:number-columns-repeated="2"/>
          <table:table-cell table:style-name="ce2"/>
          <table:table-cell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_forearm</text:p>
          </table:table-cell>
          <table:table-cell office:value-type="float" office:value="0.165473" calcext:value-type="float">
            <text:p>0.165473</text:p>
          </table:table-cell>
          <table:table-cell office:value-type="float" office:value="0.189542" calcext:value-type="float">
            <text:p>0.189542</text:p>
          </table:table-cell>
          <table:table-cell office:value-type="float" office:value="0.643238" calcext:value-type="float">
            <text:p>0.643238</text:p>
          </table:table-cell>
          <table:table-cell table:number-columns-repeated="5"/>
          <table:table-cell table:formula="of:=[.G15]-[.C14]" office:value-type="float" office:value="-0.062125" calcext:value-type="float">
            <text:p>-0.062125</text:p>
          </table:table-cell>
          <table:table-cell table:formula="of:=[.H15]-[.D14]" office:value-type="float" office:value="-0.019376" calcext:value-type="float">
            <text:p>-0.019376</text:p>
          </table:table-cell>
          <table:table-cell table:formula="of:=[.I15]-[.E14]" office:value-type="float" office:value="0.011991" calcext:value-type="float">
            <text:p>0.011991</text:p>
          </table:table-cell>
          <table:table-cell/>
          <table:table-cell table:formula="of:=[.G15]-[.C16]" office:value-type="float" office:value="-0.002373" calcext:value-type="float">
            <text:p>-0.002373</text:p>
          </table:table-cell>
          <table:table-cell table:formula="of:=[.H15]-[.D16]" office:value-type="float" office:value="0.00714499999999998" calcext:value-type="float">
            <text:p>0.007145</text:p>
          </table:table-cell>
          <table:table-cell table:formula="of:=[.I15]-[.E16]" office:value-type="float" office:value="-0.012077" calcext:value-type="float">
            <text:p>-0.012077</text:p>
          </table:table-cell>
          <table:table-cell/>
          <table:table-cell office:value-type="float" office:value="-0.000347" calcext:value-type="float">
            <text:p>-0.000347</text:p>
          </table:table-cell>
          <table:table-cell office:value-type="float" office:value="-0.065192" calcext:value-type="float">
            <text:p>-0.065192</text:p>
          </table:table-cell>
          <table:table-cell office:value-type="float" office:value="-0.004761" calcext:value-type="float">
            <text:p>-0.004761</text:p>
          </table:table-cell>
          <table:table-cell/>
          <table:table-cell office:value-type="float" office:value="-0.013699" calcext:value-type="float">
            <text:p>-0.013699</text:p>
          </table:table-cell>
          <table:table-cell office:value-type="float" office:value="0.005119" calcext:value-type="float">
            <text:p>0.005119</text:p>
          </table:table-cell>
          <table:table-cell office:value-type="float" office:value="0.00105" calcext:value-type="float">
            <text:p>0.00105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_wrist_prosup</text:p>
          </table:table-cell>
          <table:table-cell office:value-type="float" office:value="0.103348" calcext:value-type="float">
            <text:p>0.103348</text:p>
          </table:table-cell>
          <table:table-cell office:value-type="float" office:value="0.170166" calcext:value-type="float">
            <text:p>0.170166</text:p>
          </table:table-cell>
          <table:table-cell office:value-type="float" office:value="0.655229" calcext:value-type="float">
            <text:p>0.655229</text:p>
          </table:table-cell>
          <table:table-cell table:number-columns-repeated="2"/>
          <table:table-cell table:style-name="ce2"/>
          <table:table-cell table:number-columns-repeated="1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l_elbow_1</text:p>
          </table:table-cell>
          <table:table-cell office:value-type="float" office:value="0.105721" calcext:value-type="float">
            <text:p>0.105721</text:p>
          </table:table-cell>
          <table:table-cell office:value-type="float" office:value="0.163021" calcext:value-type="float">
            <text:p>0.163021</text:p>
          </table:table-cell>
          <table:table-cell office:value-type="float" office:value="0.667306" calcext:value-type="float">
            <text:p>0.667306</text:p>
          </table:table-cell>
          <table:table-cell table:number-columns-repeated="5"/>
          <table:table-cell table:formula="of:=[.G17]-[.C16]" office:value-type="float" office:value="0.000395000000000006" calcext:value-type="float">
            <text:p>0.000395</text:p>
          </table:table-cell>
          <table:table-cell table:formula="of:=[.H17]-[.D16]" office:value-type="float" office:value="0.00341" calcext:value-type="float">
            <text:p>0.00341</text:p>
          </table:table-cell>
          <table:table-cell table:formula="of:=[.I17]-[.E16]" office:value-type="float" office:value="0.00218400000000007" calcext:value-type="float">
            <text:p>0.002184</text:p>
          </table:table-cell>
          <table:table-cell/>
          <table:table-cell table:formula="of:=[.G17]-[.C18]" office:value-type="float" office:value="0.029879" calcext:value-type="float">
            <text:p>0.029879</text:p>
          </table:table-cell>
          <table:table-cell table:formula="of:=[.H17]-[.D18]" office:value-type="float" office:value="0.01993" calcext:value-type="float">
            <text:p>0.01993</text:p>
          </table:table-cell>
          <table:table-cell table:formula="of:=[.I17]-[.E18]" office:value-type="float" office:value="-0.0409649999999999" calcext:value-type="float">
            <text:p>-0.040965</text:p>
          </table:table-cell>
          <table:table-cell/>
          <table:table-cell office:value-type="float" office:value="0.0013" calcext:value-type="float">
            <text:p>0.001300</text:p>
          </table:table-cell>
          <table:table-cell office:value-type="float" office:value="0.000504" calcext:value-type="float">
            <text:p>0.000504</text:p>
          </table:table-cell>
          <table:table-cell office:value-type="float" office:value="0.00105" calcext:value-type="float">
            <text:p>0.001050</text:p>
          </table:table-cell>
          <table:table-cell/>
          <table:table-cell office:value-type="float" office:value="0.000157" calcext:value-type="float">
            <text:p>0.000157</text:p>
          </table:table-cell>
          <table:table-cell office:value-type="float" office:value="0.004229" calcext:value-type="float">
            <text:p>0.004229</text:p>
          </table:table-cell>
          <table:table-cell office:value-type="float" office:value="0.05448" calcext:value-type="float">
            <text:p>0.05448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_elbow</text:p>
          </table:table-cell>
          <table:table-cell office:value-type="float" office:value="0.106116" calcext:value-type="float">
            <text:p>0.106116</text:p>
          </table:table-cell>
          <table:table-cell office:value-type="float" office:value="0.166431" calcext:value-type="float">
            <text:p>0.166431</text:p>
          </table:table-cell>
          <table:table-cell office:value-type="float" office:value="0.66949" calcext:value-type="float">
            <text:p>0.66949</text:p>
          </table:table-cell>
          <table:table-cell table:number-columns-repeated="2"/>
          <table:table-cell table:style-name="ce2"/>
          <table:table-cell table:number-columns-repeated="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_upper_arm</text:p>
          </table:table-cell>
          <table:table-cell office:value-type="float" office:value="0.076237" calcext:value-type="float">
            <text:p>0.076237</text:p>
          </table:table-cell>
          <table:table-cell office:value-type="float" office:value="0.146501" calcext:value-type="float">
            <text:p>0.146501</text:p>
          </table:table-cell>
          <table:table-cell office:value-type="float" office:value="0.710455" calcext:value-type="float">
            <text:p>0.710455</text:p>
          </table:table-cell>
          <table:table-cell table:number-columns-repeated="5"/>
          <table:table-cell table:formula="of:=[.G19]-[.C18]" office:value-type="float" office:value="-0.016113" calcext:value-type="float">
            <text:p>-0.016113</text:p>
          </table:table-cell>
          <table:table-cell table:formula="of:=[.H19]-[.D18]" office:value-type="float" office:value="-0.011041" calcext:value-type="float">
            <text:p>-0.011041</text:p>
          </table:table-cell>
          <table:table-cell table:formula="of:=[.I19]-[.E18]" office:value-type="float" office:value="0.0225070000000001" calcext:value-type="float">
            <text:p>0.022507</text:p>
          </table:table-cell>
          <table:table-cell/>
          <table:table-cell table:formula="of:=[.G19]-[.C20]" office:value-type="float" office:value="0.017314" calcext:value-type="float">
            <text:p>0.017314</text:p>
          </table:table-cell>
          <table:table-cell table:formula="of:=[.H19]-[.D20]" office:value-type="float" office:value="0.0068" calcext:value-type="float">
            <text:p>0.0068</text:p>
          </table:table-cell>
          <table:table-cell table:formula="of:=[.I19]-[.E20]" office:value-type="float" office:value="-0.00786199999999992" calcext:value-type="float">
            <text:p>-0.007862</text:p>
          </table:table-cell>
          <table:table-cell/>
          <table:table-cell office:value-type="float" office:value="0.000157" calcext:value-type="float">
            <text:p>0.000157</text:p>
          </table:table-cell>
          <table:table-cell office:value-type="float" office:value="-0.002188" calcext:value-type="float">
            <text:p>-0.002188</text:p>
          </table:table-cell>
          <table:table-cell office:value-type="float" office:value="-0.0298" calcext:value-type="float">
            <text:p>-0.029800</text:p>
          </table:table-cell>
          <table:table-cell/>
          <table:table-cell office:value-type="float" office:value="0.00941" calcext:value-type="float">
            <text:p>0.009410</text:p>
          </table:table-cell>
          <table:table-cell office:value-type="float" office:value="0.001312" calcext:value-type="float">
            <text:p>0.001312</text:p>
          </table:table-cell>
          <table:table-cell office:value-type="float" office:value="0.017868" calcext:value-type="float">
            <text:p>0.0178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_arm_ft_sensor</text:p>
          </table:table-cell>
          <table:table-cell office:value-type="float" office:value="0.060124" calcext:value-type="float">
            <text:p>0.060124</text:p>
          </table:table-cell>
          <table:table-cell office:value-type="float" office:value="0.13546" calcext:value-type="float">
            <text:p>0.13546</text:p>
          </table:table-cell>
          <table:table-cell office:value-type="float" office:value="0.732962" calcext:value-type="float">
            <text:p>0.732962</text:p>
          </table:table-cell>
          <table:table-cell table:number-columns-repeated="2"/>
          <table:table-cell table:style-name="ce2"/>
          <table:table-cell table:number-columns-repeated="1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_shoulder_3</text:p>
          </table:table-cell>
          <table:table-cell office:value-type="float" office:value="0.04281" calcext:value-type="float">
            <text:p>0.04281</text:p>
          </table:table-cell>
          <table:table-cell office:value-type="float" office:value="0.12866" calcext:value-type="float">
            <text:p>0.12866</text:p>
          </table:table-cell>
          <table:table-cell office:value-type="float" office:value="0.740824" calcext:value-type="float">
            <text:p>0.740824</text:p>
          </table:table-cell>
          <table:table-cell/>
          <table:table-cell table:style-name="ce2"/>
          <table:table-cell table:number-columns-repeated="3"/>
          <table:table-cell table:formula="of:=[.G21]-[.C20]" office:value-type="float" office:value="-0.031885" calcext:value-type="float">
            <text:p>-0.031885</text:p>
          </table:table-cell>
          <table:table-cell table:formula="of:=[.H21]-[.D20]" office:value-type="float" office:value="-0.018417" calcext:value-type="float">
            <text:p>-0.018417</text:p>
          </table:table-cell>
          <table:table-cell table:formula="of:=[.I21]-[.E20]" office:value-type="float" office:value="0.0344760000000001" calcext:value-type="float">
            <text:p>0.034476</text:p>
          </table:table-cell>
          <table:table-cell/>
          <table:table-cell table:formula="of:=[.G21]-[.C22]" office:value-type="float" office:value="-0.003803" calcext:value-type="float">
            <text:p>-0.003803</text:p>
          </table:table-cell>
          <table:table-cell table:formula="of:=[.H21]-[.D22]" office:value-type="float" office:value="-0.007601" calcext:value-type="float">
            <text:p>-0.007601</text:p>
          </table:table-cell>
          <table:table-cell table:formula="of:=[.I21]-[.E22]" office:value-type="float" office:value="0.0155770000000001" calcext:value-type="float">
            <text:p>0.015577</text:p>
          </table:table-cell>
          <table:table-cell/>
          <table:table-cell office:value-type="float" office:value="-0.005589" calcext:value-type="float">
            <text:p>-0.005589</text:p>
          </table:table-cell>
          <table:table-cell office:value-type="float" office:value="-0.003913" calcext:value-type="float">
            <text:p>-0.003913</text:p>
          </table:table-cell>
          <table:table-cell office:value-type="float" office:value="-0.050132" calcext:value-type="float">
            <text:p>-0.050132</text:p>
          </table:table-cell>
          <table:table-cell/>
          <table:table-cell office:value-type="float" office:value="-0.000093" calcext:value-type="float">
            <text:p>-0.000093</text:p>
          </table:table-cell>
          <table:table-cell office:value-type="float" office:value="0.004441" calcext:value-type="float">
            <text:p>0.004441</text:p>
          </table:table-cell>
          <table:table-cell office:value-type="float" office:value="-0.0166" calcext:value-type="float">
            <text:p>-0.0166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_shoulder_yaw</text:p>
          </table:table-cell>
          <table:table-cell table:style-name="ce8" office:value-type="float" office:value="0.010925" calcext:value-type="float">
            <text:p>0.010925</text:p>
          </table:table-cell>
          <table:table-cell office:value-type="float" office:value="0.110243" calcext:value-type="float">
            <text:p>0.110243</text:p>
          </table:table-cell>
          <table:table-cell office:value-type="float" office:value="0.7753" calcext:value-type="float">
            <text:p>0.7753</text:p>
          </table:table-cell>
          <table:table-cell table:number-columns-repeated="2"/>
          <table:table-cell table:style-name="ce2"/>
          <table:table-cell table:number-columns-repeated="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_shoulder_2</text:p>
          </table:table-cell>
          <table:table-cell office:value-type="float" office:value="0.014728" calcext:value-type="float">
            <text:p>0.014728</text:p>
          </table:table-cell>
          <table:table-cell office:value-type="float" office:value="0.117844" calcext:value-type="float">
            <text:p>0.117844</text:p>
          </table:table-cell>
          <table:table-cell office:value-type="float" office:value="0.759723" calcext:value-type="float">
            <text:p>0.759723</text:p>
          </table:table-cell>
          <table:table-cell/>
          <table:table-cell table:style-name="ce2"/>
          <table:table-cell table:number-columns-repeated="3"/>
          <table:table-cell table:formula="of:=[.G23]-[.C22]" office:value-type="float" office:value="-0.003803" calcext:value-type="float">
            <text:p>-0.003803</text:p>
          </table:table-cell>
          <table:table-cell table:formula="of:=[.H23]-[.D22]" office:value-type="float" office:value="-0.007601" calcext:value-type="float">
            <text:p>-0.007601</text:p>
          </table:table-cell>
          <table:table-cell table:formula="of:=[.I23]-[.E22]" office:value-type="float" office:value="0.0155770000000001" calcext:value-type="float">
            <text:p>0.015577</text:p>
          </table:table-cell>
          <table:table-cell/>
          <table:table-cell table:formula="of:=[.G23]-[.C24]" office:value-type="float" office:value="0.005864" calcext:value-type="float">
            <text:p>0.005864</text:p>
          </table:table-cell>
          <table:table-cell table:formula="of:=[.H23]-[.D24]" office:value-type="float" office:value="0.017787" calcext:value-type="float">
            <text:p>0.017787</text:p>
          </table:table-cell>
          <table:table-cell table:formula="of:=[.I23]-[.E24]" office:value-type="float" office:value="0.000596000000000041" calcext:value-type="float">
            <text:p>0.000596</text:p>
          </table:table-cell>
          <table:table-cell/>
          <table:table-cell office:value-type="float" office:value="-0.000093" calcext:value-type="float">
            <text:p>-0.000093</text:p>
          </table:table-cell>
          <table:table-cell office:value-type="float" office:value="0.004441" calcext:value-type="float">
            <text:p>0.004441</text:p>
          </table:table-cell>
          <table:table-cell office:value-type="float" office:value="-0.0166" calcext:value-type="float">
            <text:p>-0.016600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-0.0187" calcext:value-type="float">
            <text:p>-0.018700</text:p>
          </table:table-cell>
          <table:table-cell office:value-type="float" office:value="0.001191" calcext:value-type="float">
            <text:p>0.00119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_shoulder_roll</text:p>
          </table:table-cell>
          <table:table-cell table:style-name="ce8" office:value-type="float" office:value="0.010925" calcext:value-type="float">
            <text:p>0.010925</text:p>
          </table:table-cell>
          <table:table-cell office:value-type="float" office:value="0.110243" calcext:value-type="float">
            <text:p>0.110243</text:p>
          </table:table-cell>
          <table:table-cell office:value-type="float" office:value="0.7753" calcext:value-type="float">
            <text:p>0.7753</text:p>
          </table:table-cell>
          <table:table-cell table:number-columns-repeated="2"/>
          <table:table-cell table:style-name="ce2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l_shoulder_1</text:p>
          </table:table-cell>
          <table:table-cell office:value-type="float" office:value="0.005061" calcext:value-type="float">
            <text:p>0.005061</text:p>
          </table:table-cell>
          <table:table-cell office:value-type="float" office:value="0.092456" calcext:value-type="float">
            <text:p>0.092456</text:p>
          </table:table-cell>
          <table:table-cell office:value-type="float" office:value="0.774704" calcext:value-type="float">
            <text:p>0.774704</text:p>
          </table:table-cell>
          <table:table-cell table:number-columns-repeated="5"/>
          <table:table-cell table:formula="of:=[.G25]-[.C24]" office:value-type="float" office:value="0.005864" calcext:value-type="float">
            <text:p>0.005864</text:p>
          </table:table-cell>
          <table:table-cell table:formula="of:=[.H25]-[.D24]" office:value-type="float" office:value="0.017787" calcext:value-type="float">
            <text:p>0.017787</text:p>
          </table:table-cell>
          <table:table-cell table:formula="of:=[.I25]-[.E24]" office:value-type="float" office:value="0.000596000000000041" calcext:value-type="float">
            <text:p>0.000596</text:p>
          </table:table-cell>
          <table:table-cell/>
          <table:table-cell table:formula="of:=[.G25]-[.C26]" office:value-type="float" office:value="0.003197" calcext:value-type="float">
            <text:p>0.003197</text:p>
          </table:table-cell>
          <table:table-cell table:formula="of:=[.H25]-[.D26]" office:value-type="float" office:value="0.110256" calcext:value-type="float">
            <text:p>0.110256</text:p>
          </table:table-cell>
          <table:table-cell table:formula="of:=[.I25]-[.E26]" office:value-type="float" office:value="0.0683" calcext:value-type="float">
            <text:p>0.0683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-0.0187" calcext:value-type="float">
            <text:p>-0.018700</text:p>
          </table:table-cell>
          <table:table-cell office:value-type="float" office:value="0.001191" calcext:value-type="float">
            <text:p>0.001191</text:p>
          </table:table-cell>
          <table:table-cell/>
          <table:table-cell office:value-type="float" office:value="0.003022" calcext:value-type="float">
            <text:p>0.003022</text:p>
          </table:table-cell>
          <table:table-cell office:value-type="float" office:value="0.068299" calcext:value-type="float">
            <text:p>0.068299</text:p>
          </table:table-cell>
          <table:table-cell office:value-type="float" office:value="-0.110261" calcext:value-type="float">
            <text:p>-0.11026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_shoulder_pitch</text:p>
          </table:table-cell>
          <table:table-cell table:style-name="ce8" office:value-type="float" office:value="0.010925" calcext:value-type="float">
            <text:p>0.010925</text:p>
          </table:table-cell>
          <table:table-cell office:value-type="float" office:value="0.110243" calcext:value-type="float">
            <text:p>0.110243</text:p>
          </table:table-cell>
          <table:table-cell office:value-type="float" office:value="0.7753" calcext:value-type="float">
            <text:p>0.7753</text:p>
          </table:table-cell>
          <table:table-cell table:number-columns-repeated="2"/>
          <table:table-cell table:style-name="ce2"/>
          <table:table-cell table:number-columns-repeated="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string" calcext:value-type="string">
            <text:p>chest</text:p>
          </table:table-cell>
          <table:table-cell office:value-type="float" office:value="0.007728" calcext:value-type="float">
            <text:p>0.007728</text:p>
          </table:table-cell>
          <table:table-cell table:style-name="ce7" office:value-type="float" office:value="-0.000013" calcext:value-type="float">
            <text:p>-0.000013</text:p>
          </table:table-cell>
          <table:table-cell office:value-type="float" office:value="0.707" calcext:value-type="float">
            <text:p>0.707</text:p>
          </table:table-cell>
          <table:table-cell table:number-columns-repeated="6"/>
          <table:table-cell table:style-name="ce2"/>
          <table:table-cell table:number-columns-repeated="13"/>
        </table:table-row>
        <table:table-row table:style-name="ro1" table:number-rows-repeated="5">
          <table:table-cell table:number-columns-repeated="6"/>
          <table:table-cell table:style-name="ce2"/>
          <table:table-cell table:number-columns-repeated="1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root_lin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/>
          <table:table-cell table:style-name="ce2"/>
          <table:table-cell table:number-columns-repeated="4"/>
          <table:table-cell table:style-name="ce2"/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l_hip_pitch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4801" calcext:value-type="float">
            <text:p>0.4801</text:p>
          </table:table-cell>
          <table:table-cell table:number-columns-repeated="2"/>
          <table:table-cell table:style-name="ce2"/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_hip_1</text:p>
          </table:table-cell>
          <table:table-cell table:style-name="ce7" office:value-type="float" office:value="-0.000017" calcext:value-type="float">
            <text:p>-0.000017</text:p>
          </table:table-cell>
          <table:table-cell table:style-name="ce7" office:value-type="float" office:value="-0.0101" calcext:value-type="float">
            <text:p>-0.0101</text:p>
          </table:table-cell>
          <table:table-cell office:value-type="float" office:value="0.4801" calcext:value-type="float">
            <text:p>0.4801</text:p>
          </table:table-cell>
          <table:table-cell table:number-columns-repeated="5"/>
          <table:table-cell table:style-name="ce8" table:formula="of:=[.G33]-[.C34]" office:value-type="float" office:value="0.000125" calcext:value-type="float">
            <text:p>0.000125</text:p>
          </table:table-cell>
          <table:table-cell table:style-name="ce8" table:formula="of:=[.H33]-[.D34]" office:value-type="float" office:value="0.0782" calcext:value-type="float">
            <text:p>0.0782</text:p>
          </table:table-cell>
          <table:table-cell table:style-name="ce8" table:formula="of:=[.I33]-[.E34]" office:value-type="float" office:value="0" calcext:value-type="float">
            <text:p>0</text:p>
          </table:table-cell>
          <table:table-cell/>
          <table:table-cell table:formula="of:=[.G33]-[.C32]" office:value-type="float" office:value="0.000108" calcext:value-type="float">
            <text:p>0.000108</text:p>
          </table:table-cell>
          <table:table-cell table:formula="of:=[.H33]-[.D32]" office:value-type="float" office:value="0.0681" calcext:value-type="float">
            <text:p>0.0681</text:p>
          </table:table-cell>
          <table:table-cell table:formula="of:=[.I33]-[.E32]" office:value-type="float" office:value="-0.1199" calcext:value-type="float">
            <text:p>-0.1199</text:p>
          </table:table-cell>
          <table:table-cell/>
          <table:table-cell office:value-type="float" office:value="0" calcext:value-type="float">
            <text:p>0.000000</text:p>
          </table:table-cell>
          <table:table-cell office:value-type="float" office:value="0.0782" calcext:value-type="float">
            <text:p>0.078200</text:p>
          </table:table-cell>
          <table:table-cell office:value-type="float" office:value="0" calcext:value-type="float">
            <text:p>0.000000</text:p>
          </table:table-cell>
          <table:table-cell/>
          <table:table-cell office:value-type="float" office:value="0.000216" calcext:value-type="float">
            <text:p>0.000216</text:p>
          </table:table-cell>
          <table:table-cell office:value-type="float" office:value="-0.0681" calcext:value-type="float">
            <text:p>-0.068100</text:p>
          </table:table-cell>
          <table:table-cell office:value-type="float" office:value="-0.1199" calcext:value-type="float">
            <text:p>-0.1199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_hip_roll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4801" calcext:value-type="float">
            <text:p>0.4801</text:p>
          </table:table-cell>
          <table:table-cell/>
          <table:table-cell table:style-name="ce8"/>
          <table:table-cell table:style-name="ce2"/>
          <table:table-cell table:style-name="ce10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_hip_2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44965" calcext:value-type="float">
            <text:p>0.44965</text:p>
          </table:table-cell>
          <table:table-cell table:number-columns-repeated="5"/>
          <table:table-cell table:style-name="ce8" table:formula="of:=[.G35]-[.C36]" office:value-type="float" office:value="-0.000000999999999999997" calcext:value-type="float">
            <text:p>-0.000001</text:p>
          </table:table-cell>
          <table:table-cell table:style-name="ce8" table:formula="of:=[.H35]-[.D36]" office:value-type="float" office:value="0" calcext:value-type="float">
            <text:p>0</text:p>
          </table:table-cell>
          <table:table-cell table:style-name="ce10" table:formula="of:=[.I35]-[.E36]" office:value-type="float" office:value="0.03045" calcext:value-type="float">
            <text:p>0.03045</text:p>
          </table:table-cell>
          <table:table-cell/>
          <table:table-cell table:formula="of:=[.G35]-[.C34]" office:value-type="float" office:value="0.000125" calcext:value-type="float">
            <text:p>0.000125</text:p>
          </table:table-cell>
          <table:table-cell table:formula="of:=[.H35]-[.D34]" office:value-type="float" office:value="0.0782" calcext:value-type="float">
            <text:p>0.0782</text:p>
          </table:table-cell>
          <table:table-cell table:formula="of:=[.I35]-[.E34]" office:value-type="float" office:value="0" calcext:value-type="float">
            <text:p>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0" calcext:value-type="float">
            <text:p>0.000000</text:p>
          </table:table-cell>
          <table:table-cell office:value-type="float" office:value="-0.03045" calcext:value-type="float">
            <text:p>-0.030450</text:p>
          </table:table-cell>
          <table:table-cell/>
          <table:table-cell office:value-type="float" office:value="0" calcext:value-type="float">
            <text:p>0.000000</text:p>
          </table:table-cell>
          <table:table-cell office:value-type="float" office:value="0.0782" calcext:value-type="float">
            <text:p>0.078200</text:p>
          </table:table-cell>
          <table:table-cell office:value-type="float" office:value="0" calcext:value-type="float">
            <text:p>0.00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_leg_sensor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4136" calcext:value-type="float">
            <text:p>0.4136</text:p>
          </table:table-cell>
          <table:table-cell/>
          <table:table-cell table:style-name="ce8"/>
          <table:table-cell table:style-name="ce2"/>
          <table:table-cell table:style-name="ce10"/>
          <table:table-cell table:number-columns-repeated="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_hip_3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4136" calcext:value-type="float">
            <text:p>0.4136</text:p>
          </table:table-cell>
          <table:table-cell table:number-columns-repeated="5"/>
          <table:table-cell table:style-name="ce8" table:formula="of:=[.G37]-[.C38]" office:value-type="float" office:value="0" calcext:value-type="float">
            <text:p>0</text:p>
          </table:table-cell>
          <table:table-cell table:style-name="ce8" table:formula="of:=[.H37]-[.D38]" office:value-type="float" office:value="0" calcext:value-type="float">
            <text:p>0</text:p>
          </table:table-cell>
          <table:table-cell table:style-name="ce10" table:formula="of:=[.I37]-[.E38]" office:value-type="float" office:value="0" calcext:value-type="float">
            <text:p>0</text:p>
          </table:table-cell>
          <table:table-cell/>
          <table:table-cell table:formula="of:=[.G37]-[.C36]" office:value-type="float" office:value="-0.000000999999999999997" calcext:value-type="float">
            <text:p>-0.000001</text:p>
          </table:table-cell>
          <table:table-cell table:formula="of:=[.H37]-[.D36]" office:value-type="float" office:value="0" calcext:value-type="float">
            <text:p>0</text:p>
          </table:table-cell>
          <table:table-cell table:formula="of:=[.I37]-[.E36]" office:value-type="float" office:value="-0.03605" calcext:value-type="float">
            <text:p>-0.03605</text:p>
          </table:table-cell>
          <table:table-cell/>
          <table:table-cell table:number-columns-repeated="3" office:value-type="float" office:value="0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0" calcext:value-type="float">
            <text:p>0.000000</text:p>
          </table:table-cell>
          <table:table-cell office:value-type="float" office:value="0.03605" calcext:value-type="float">
            <text:p>0.03605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_hip_yaw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681" calcext:value-type="float">
            <text:p>0.0681</text:p>
          </table:table-cell>
          <table:table-cell office:value-type="float" office:value="0.4801" calcext:value-type="float">
            <text:p>0.4801</text:p>
          </table:table-cell>
          <table:table-cell/>
          <table:table-cell table:style-name="ce8"/>
          <table:table-cell table:style-name="ce2"/>
          <table:table-cell table:style-name="ce10"/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_upper_leg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68487" calcext:value-type="float">
            <text:p>0.068487</text:p>
          </table:table-cell>
          <table:table-cell office:value-type="float" office:value="0.32067" calcext:value-type="float">
            <text:p>0.32067</text:p>
          </table:table-cell>
          <table:table-cell table:number-columns-repeated="5"/>
          <table:table-cell table:style-name="ce8" table:formula="of:=[.G39]-[.C40]" office:value-type="float" office:value="-0.001442" calcext:value-type="float">
            <text:p>-0.001442</text:p>
          </table:table-cell>
          <table:table-cell table:style-name="ce8" table:formula="of:=[.H39]-[.D40]" office:value-type="float" office:value="-0.000386999999999985" calcext:value-type="float">
            <text:p>-0.000387</text:p>
          </table:table-cell>
          <table:table-cell table:style-name="ce8" table:formula="of:=[.I39]-[.E40]" office:value-type="float" office:value="0.15943" calcext:value-type="float">
            <text:p>0.15943</text:p>
          </table:table-cell>
          <table:table-cell/>
          <table:table-cell table:formula="of:=[.G39]-[.C38]" office:value-type="float" office:value="0" calcext:value-type="float">
            <text:p>0</text:p>
          </table:table-cell>
          <table:table-cell table:formula="of:=[.H39]-[.D38]" office:value-type="float" office:value="0" calcext:value-type="float">
            <text:p>0</text:p>
          </table:table-cell>
          <table:table-cell table:formula="of:=[.I39]-[.E38]" office:value-type="float" office:value="0.0665" calcext:value-type="float">
            <text:p>0.0665</text:p>
          </table:table-cell>
          <table:table-cell/>
          <table:table-cell office:value-type="float" office:value="-0.00144" calcext:value-type="float">
            <text:p>-0.001440</text:p>
          </table:table-cell>
          <table:table-cell office:value-type="float" office:value="0.15943" calcext:value-type="float">
            <text:p>0.159430</text:p>
          </table:table-cell>
          <table:table-cell office:value-type="float" office:value="0.00039" calcext:value-type="float">
            <text:p>0.000390</text:p>
          </table:table-cell>
          <table:table-cell/>
          <table:table-cell table:number-columns-repeated="2" office:value-type="float" office:value="0" calcext:value-type="float">
            <text:p>0.000000</text:p>
          </table:table-cell>
          <table:table-cell office:value-type="float" office:value="-0.0665" calcext:value-type="float">
            <text:p>-0.0665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_knee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68099" calcext:value-type="float">
            <text:p>0.068099</text:p>
          </table:table-cell>
          <table:table-cell office:value-type="float" office:value="0.2565" calcext:value-type="float">
            <text:p>0.2565</text:p>
          </table:table-cell>
          <table:table-cell/>
          <table:table-cell table:style-name="ce8"/>
          <table:table-cell table:style-name="ce2"/>
          <table:table-cell table:style-name="ce10"/>
          <table:table-cell table:number-columns-repeated="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_lower_leg</text:p>
          </table:table-cell>
          <table:table-cell office:value-type="float" office:value="0.001935" calcext:value-type="float">
            <text:p>0.001935</text:p>
          </table:table-cell>
          <table:table-cell office:value-type="float" office:value="0.070205" calcext:value-type="float">
            <text:p>0.070205</text:p>
          </table:table-cell>
          <table:table-cell office:value-type="float" office:value="0.1494" calcext:value-type="float">
            <text:p>0.1494</text:p>
          </table:table-cell>
          <table:table-cell table:number-columns-repeated="5"/>
          <table:table-cell table:style-name="ce8" table:formula="of:=[.G41]-[.C42]" office:value-type="float" office:value="-0.001825" calcext:value-type="float">
            <text:p>-0.001825</text:p>
          </table:table-cell>
          <table:table-cell table:style-name="ce8" table:formula="of:=[.H41]-[.D42]" office:value-type="float" office:value="-0.00210600000000001" calcext:value-type="float">
            <text:p>-0.002106</text:p>
          </table:table-cell>
          <table:table-cell table:style-name="ce8" table:formula="of:=[.I41]-[.E42]" office:value-type="float" office:value="0.1071" calcext:value-type="float">
            <text:p>0.1071</text:p>
          </table:table-cell>
          <table:table-cell/>
          <table:table-cell table:formula="of:=[.G41]-[.C40]" office:value-type="float" office:value="-0.00144" calcext:value-type="float">
            <text:p>-0.00144</text:p>
          </table:table-cell>
          <table:table-cell table:formula="of:=[.H41]-[.D40]" office:value-type="float" office:value="-0.000387999999999999" calcext:value-type="float">
            <text:p>-0.000388</text:p>
          </table:table-cell>
          <table:table-cell table:formula="of:=[.I41]-[.E40]" office:value-type="float" office:value="-0.06417" calcext:value-type="float">
            <text:p>-0.06417</text:p>
          </table:table-cell>
          <table:table-cell/>
          <table:table-cell office:value-type="float" office:value="0.1071" calcext:value-type="float">
            <text:p>0.107100</text:p>
          </table:table-cell>
          <table:table-cell office:value-type="float" office:value="-0.004314" calcext:value-type="float">
            <text:p>-0.004314</text:p>
          </table:table-cell>
          <table:table-cell office:value-type="float" office:value="-0.00211" calcext:value-type="float">
            <text:p>-0.002110</text:p>
          </table:table-cell>
          <table:table-cell/>
          <table:table-cell office:value-type="float" office:value="-0.00144" calcext:value-type="float">
            <text:p>-0.001440</text:p>
          </table:table-cell>
          <table:table-cell office:value-type="float" office:value="-0.06417" calcext:value-type="float">
            <text:p>-0.064170</text:p>
          </table:table-cell>
          <table:table-cell office:value-type="float" office:value="0.00039" calcext:value-type="float">
            <text:p>0.00039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_ankle_pitch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68097" calcext:value-type="float">
            <text:p>0.068097</text:p>
          </table:table-cell>
          <table:table-cell office:value-type="float" office:value="0.0435" calcext:value-type="float">
            <text:p>0.0435</text:p>
          </table:table-cell>
          <table:table-cell/>
          <table:table-cell table:style-name="ce8"/>
          <table:table-cell table:style-name="ce2"/>
          <table:table-cell table:style-name="ce10"/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_ankle_1</text:p>
          </table:table-cell>
          <table:table-cell office:value-type="float" office:value="0.1494" calcext:value-type="float">
            <text:p>0.1494</text:p>
          </table:table-cell>
          <table:table-cell office:value-type="float" office:value="0.066439" calcext:value-type="float">
            <text:p>0.066439</text:p>
          </table:table-cell>
          <table:table-cell office:value-type="float" office:value="0.0381" calcext:value-type="float">
            <text:p>0.0381</text:p>
          </table:table-cell>
          <table:table-cell table:number-columns-repeated="5"/>
          <table:table-cell table:style-name="ce8" table:formula="of:=[.G43]-[.C44]" office:value-type="float" office:value="-0.149288" calcext:value-type="float">
            <text:p>-0.149288</text:p>
          </table:table-cell>
          <table:table-cell table:style-name="ce8" table:formula="of:=[.H45]-[.D46]" office:value-type="float" office:value="0" calcext:value-type="float">
            <text:p>0</text:p>
          </table:table-cell>
          <table:table-cell table:style-name="ce10" table:formula="of:=[.I45]-[.E46]" office:value-type="float" office:value="0.037" calcext:value-type="float">
            <text:p>0.037</text:p>
          </table:table-cell>
          <table:table-cell/>
          <table:table-cell table:formula="of:=[.G43]-[.C42]" office:value-type="float" office:value="-0.001823" calcext:value-type="float">
            <text:p>-0.001823</text:p>
          </table:table-cell>
          <table:table-cell table:formula="of:=[.H43]-[.D42]" office:value-type="float" office:value="-0.00210800000000001" calcext:value-type="float">
            <text:p>-0.002108</text:p>
          </table:table-cell>
          <table:table-cell table:formula="of:=[.I43]-[.E42]" office:value-type="float" office:value="-0.1059" calcext:value-type="float">
            <text:p>-0.1059</text:p>
          </table:table-cell>
          <table:table-cell/>
          <table:table-cell office:value-type="float" office:value="0.037002" calcext:value-type="float">
            <text:p>0.037002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-0.149287" calcext:value-type="float">
            <text:p>-0.149287</text:p>
          </table:table-cell>
          <table:table-cell/>
          <table:table-cell office:value-type="float" office:value="-0.1059" calcext:value-type="float">
            <text:p>-0.105900</text:p>
          </table:table-cell>
          <table:table-cell office:value-type="float" office:value="-0.004318" calcext:value-type="float">
            <text:p>-0.004318</text:p>
          </table:table-cell>
          <table:table-cell office:value-type="float" office:value="-0.00211" calcext:value-type="float">
            <text:p>-0.0021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_ankle_roll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68097" calcext:value-type="float">
            <text:p>0.068097</text:p>
          </table:table-cell>
          <table:table-cell office:value-type="float" office:value="0.0435" calcext:value-type="float">
            <text:p>0.0435</text:p>
          </table:table-cell>
          <table:table-cell/>
          <table:table-cell table:style-name="ce8"/>
          <table:table-cell table:style-name="ce2"/>
          <table:table-cell table:style-name="ce10"/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_ankle_2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68097" calcext:value-type="float">
            <text:p>0.068097</text:p>
          </table:table-cell>
          <table:table-cell office:value-type="float" office:value="0.0065" calcext:value-type="float">
            <text:p>0.0065</text:p>
          </table:table-cell>
          <table:table-cell table:number-columns-repeated="5"/>
          <table:table-cell table:style-name="ce8" table:formula="of:=[.G45]-[.C46]" office:value-type="float" office:value="-0.000000999999999999997" calcext:value-type="float">
            <text:p>-0.000001</text:p>
          </table:table-cell>
          <table:table-cell table:style-name="ce8" table:formula="of:=[.H45]-[.D46]" office:value-type="float" office:value="0" calcext:value-type="float">
            <text:p>0</text:p>
          </table:table-cell>
          <table:table-cell table:style-name="ce8" table:formula="of:=[.I45]-[.E46]" office:value-type="float" office:value="0.037" calcext:value-type="float">
            <text:p>0.037</text:p>
          </table:table-cell>
          <table:table-cell/>
          <table:table-cell table:formula="of:=[.G45]-[.C44]" office:value-type="float" office:value="-0.149288" calcext:value-type="float">
            <text:p>-0.149288</text:p>
          </table:table-cell>
          <table:table-cell table:formula="of:=[.H45]-[.D44]" office:value-type="float" office:value="0.00165799999999999" calcext:value-type="float">
            <text:p>0.001658</text:p>
          </table:table-cell>
          <table:table-cell table:formula="of:=[.I45]-[.E44]" office:value-type="float" office:value="0.0054" calcext:value-type="float">
            <text:p>0.0054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0" calcext:value-type="float">
            <text:p>0.000000</text:p>
          </table:table-cell>
          <table:table-cell office:value-type="float" office:value="-0.037" calcext:value-type="float">
            <text:p>-0.037000</text:p>
          </table:table-cell>
          <table:table-cell/>
          <table:table-cell office:value-type="float" office:value="0.005402" calcext:value-type="float">
            <text:p>0.005402</text:p>
          </table:table-cell>
          <table:table-cell office:value-type="float" office:value="-0.000291" calcext:value-type="float">
            <text:p>-0.000291</text:p>
          </table:table-cell>
          <table:table-cell office:value-type="float" office:value="-0.14929" calcext:value-type="float">
            <text:p>-0.14929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l_foot_ft_sensor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68097" calcext:value-type="float">
            <text:p>0.068097</text:p>
          </table:table-cell>
          <table:table-cell office:value-type="float" office:value="0.0065" calcext:value-type="float">
            <text:p>0.0065</text:p>
          </table:table-cell>
          <table:table-cell/>
          <table:table-cell table:style-name="ce8"/>
          <table:table-cell table:style-name="ce2"/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_foot</text:p>
          </table:table-cell>
          <table:table-cell office:value-type="float" office:value="0.024182" calcext:value-type="float">
            <text:p>0.024182</text:p>
          </table:table-cell>
          <table:table-cell office:value-type="float" office:value="0.068672" calcext:value-type="float">
            <text:p>0.068672</text:p>
          </table:table-cell>
          <table:table-cell office:value-type="float" office:value="0.034915" calcext:value-type="float">
            <text:p>0.034915</text:p>
          </table:table-cell>
          <table:table-cell table:number-columns-repeated="5"/>
          <table:table-cell table:style-name="ce10" table:formula="of:=[.G47]-[.C48]" office:value-type="float" office:value="-0.02407" calcext:value-type="float">
            <text:p>-0.02407</text:p>
          </table:table-cell>
          <table:table-cell table:style-name="ce10" table:formula="of:=[.H47]-[.D48]" office:value-type="float" office:value="-0.000575000000000006" calcext:value-type="float">
            <text:p>-0.000575</text:p>
          </table:table-cell>
          <table:table-cell table:style-name="ce10" table:formula="of:=[.I47]-[.E48]" office:value-type="float" office:value="-0.028415" calcext:value-type="float">
            <text:p>-0.028415</text:p>
          </table:table-cell>
          <table:table-cell/>
          <table:table-cell table:formula="of:=[.G47]-[.C46]" office:value-type="float" office:value="-0.000000999999999999997" calcext:value-type="float">
            <text:p>-0.000001</text:p>
          </table:table-cell>
          <table:table-cell table:formula="of:=[.H47]-[.D46]" office:value-type="float" office:value="0" calcext:value-type="float">
            <text:p>0</text:p>
          </table:table-cell>
          <table:table-cell table:formula="of:=[.I47]-[.E46]" office:value-type="float" office:value="0" calcext:value-type="float">
            <text:p>0</text:p>
          </table:table-cell>
          <table:table-cell/>
          <table:table-cell office:value-type="float" office:value="-0.024069" calcext:value-type="float">
            <text:p>-0.024069</text:p>
          </table:table-cell>
          <table:table-cell office:value-type="float" office:value="0.000614" calcext:value-type="float">
            <text:p>0.000614</text:p>
          </table:table-cell>
          <table:table-cell office:value-type="float" office:value="0.028415" calcext:value-type="float">
            <text:p>0.028415</text:p>
          </table:table-cell>
          <table:table-cell/>
          <table:table-cell office:value-type="float" office:value="-0.000001" calcext:value-type="float">
            <text:p>-0.000001</text:p>
          </table:table-cell>
          <table:table-cell table:number-columns-repeated="2" office:value-type="float" office:value="0" calcext:value-type="float">
            <text:p>0.000000</text:p>
          </table:table-cell>
        </table:table-row>
      </table:table>
      <table:table table:name="Right Links" table:style-name="ta1">
        <table:table-column table:style-name="co1" table:default-cell-style-name="ce2"/>
        <table:table-column table:style-name="co11" table:default-cell-style-name="Default"/>
        <table:table-column table:style-name="co1" table:number-columns-repeated="3" table:default-cell-style-name="ce10"/>
        <table:table-column table:style-name="co22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10"/>
        <table:table-column table:style-name="co1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Default"/>
          <table:table-cell/>
          <table:table-cell office:value-type="string" calcext:value-type="string">
            <text:p>x_link</text:p>
          </table:table-cell>
          <table:table-cell office:value-type="string" calcext:value-type="string">
            <text:p>y_link</text:p>
          </table:table-cell>
          <table:table-cell office:value-type="string" calcext:value-type="string">
            <text:p>z_link</text:p>
          </table:table-cell>
          <table:table-cell table:style-name="ce10"/>
          <table:table-cell table:style-name="ce10" office:value-type="string" calcext:value-type="string">
            <text:p>x_joint</text:p>
          </table:table-cell>
          <table:table-cell table:style-name="ce10" office:value-type="string" calcext:value-type="string">
            <text:p>y_joint</text:p>
          </table:table-cell>
          <table:table-cell table:style-name="ce10" office:value-type="string" calcext:value-type="string">
            <text:p>z_joint</text:p>
          </table:table-cell>
          <table:table-cell table:style-name="ce10"/>
          <table:table-cell table:style-name="ce9" office:value-type="string" calcext:value-type="string" table:number-columns-spanned="3" table:number-rows-spanned="1">
            <text:p>BodytoJoint</text:p>
          </table:table-cell>
          <table:covered-table-cell table:number-columns-repeated="2"/>
          <table:table-cell/>
          <table:table-cell table:style-name="ce9" office:value-type="string" calcext:value-type="string" table:number-columns-spanned="3" table:number-rows-spanned="1">
            <text:p>InboardtoJoint</text:p>
          </table:table-cell>
          <table:covered-table-cell table:number-columns-repeated="2"/>
          <table:table-cell/>
          <table:table-cell table:style-name="ce9" office:value-type="string" calcext:value-type="string" table:number-columns-spanned="3" table:number-rows-spanned="1">
            <text:p>BodytoJoint (Current Link Frame)</text:p>
          </table:table-cell>
          <table:covered-table-cell table:number-columns-repeated="2"/>
          <table:table-cell/>
          <table:table-cell table:style-name="ce9" office:value-type="string" calcext:value-type="string" table:number-columns-spanned="3" table:number-rows-spanned="1">
            <text:p>InboardtoJoint (Parent Frame)</text:p>
          </table:table-cell>
          <table:covered-table-cell table:number-columns-repeated="2"/>
        </table:table-row>
        <table:table-row table:style-name="ro1">
          <table:table-cell table:style-name="Default"/>
          <table:table-cell table:number-columns-repeated="4"/>
          <table:table-cell table:style-name="ce10" table:number-columns-repeated="5"/>
          <table:table-cell office:value-type="string" calcext:value-type="string" table:number-columns-spanned="3" table:number-rows-spanned="1">
            <text:p>Vector from Link CoG to Upper Joint </text:p>
          </table:table-cell>
          <table:covered-table-cell table:number-columns-repeated="2"/>
          <table:table-cell/>
          <table:table-cell table:style-name="ce10" office:value-type="string" calcext:value-type="string" table:number-columns-spanned="3" table:number-rows-spanned="1">
            <text:p>Vector from Parent Link CoG to Upper Joint</text:p>
          </table:table-cell>
          <table:covered-table-cell table:number-columns-repeated="2" table:style-name="ce10"/>
          <table:table-cell/>
          <table:table-cell table:style-name="ce10" office:value-type="string" calcext:value-type="string" table:number-columns-spanned="3" table:number-rows-spanned="1">
            <text:p>Vector from Link CoG to Upper Joint 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 table:number-columns-spanned="3" table:number-rows-spanned="1">
            <text:p>Vector from Parent Link CoG to Upper Joint</text:p>
          </table:table-cell>
          <table:covered-table-cell table:number-columns-repeated="2" table:style-name="ce10"/>
        </table:table-row>
        <table:table-row table:style-name="ro1">
          <table:table-cell table:style-name="Default"/>
          <table:table-cell table:number-columns-repeated="4"/>
          <table:table-cell table:style-name="ce10" table:number-columns-repeated="5"/>
          <table:table-cell office:value-type="string" calcext:value-type="string" table:number-columns-spanned="3" table:number-rows-spanned="1">
            <text:p><text:s/>BodytoJoint = Joint_pos – Link_CoG</text:p>
          </table:table-cell>
          <table:covered-table-cell table:number-columns-repeated="2"/>
          <table:table-cell/>
          <table:table-cell table:style-name="ce10" office:value-type="string" calcext:value-type="string" table:number-columns-spanned="3" table:number-rows-spanned="1">
            <text:p><text:s/>BodytoJoint = Upper Joint_pos – Parent Link_CoG</text:p>
          </table:table-cell>
          <table:covered-table-cell table:number-columns-repeated="2" table:style-name="ce10"/>
          <table:table-cell/>
          <table:table-cell table:style-name="ce10" office:value-type="string" calcext:value-type="string" table:number-columns-spanned="3" table:number-rows-spanned="1">
            <text:p><text:s/>BodytoJoint = Upper Joint_pos – Link_CoG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 table:number-columns-spanned="3" table:number-rows-spanned="1">
            <text:p><text:s/>BodytoJoint = Upper Joint_pos – Parent Link_CoG</text:p>
          </table:table-cell>
          <table:covered-table-cell table:number-columns-repeated="2" table:style-name="ce10"/>
        </table:table-row>
        <table:table-row table:style-name="ro1" table:number-rows-repeated="4">
          <table:table-cell table:style-name="Default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1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_hand_base_link</text:p>
          </table:table-cell>
          <table:table-cell office:value-type="float" office:value="0.277656" calcext:value-type="float">
            <text:p>0.277656</text:p>
          </table:table-cell>
          <table:table-cell office:value-type="float" office:value="-0.215409" calcext:value-type="float">
            <text:p>-0.215409</text:p>
          </table:table-cell>
          <table:table-cell office:value-type="float" office:value="0.610488" calcext:value-type="float">
            <text:p>0.610488</text:p>
          </table:table-cell>
          <table:table-cell table:number-columns-repeated="5"/>
          <table:table-cell table:formula="of:=[.G11]-[.C10]" office:value-type="float" office:value="-0.043737" calcext:value-type="float">
            <text:p>-0.043737</text:p>
          </table:table-cell>
          <table:table-cell table:formula="of:=[.H11]-[.D10]" office:value-type="float" office:value="0.007326" calcext:value-type="float">
            <text:p>0.007326</text:p>
          </table:table-cell>
          <table:table-cell table:formula="of:=[.I11]-[.E10]" office:value-type="float" office:value="0.029004" calcext:value-type="float">
            <text:p>0.029004</text:p>
          </table:table-cell>
          <table:table-cell/>
          <table:table-cell table:formula="of:=[.G11]-[.C12]" office:value-type="float" office:value="0" calcext:value-type="float">
            <text:p>0</text:p>
          </table:table-cell>
          <table:table-cell table:formula="of:=[.H11]-[.D12]" office:value-type="float" office:value="0" calcext:value-type="float">
            <text:p>0</text:p>
          </table:table-cell>
          <table:table-cell table:formula="of:=[.I11]-[.E12]" office:value-type="float" office:value="0" calcext:value-type="float">
            <text:p>0</text:p>
          </table:table-cell>
          <table:table-cell/>
          <table:table-cell office:value-type="float" office:value="-0.011682" calcext:value-type="float">
            <text:p>-0.011682</text:p>
          </table:table-cell>
          <table:table-cell office:value-type="float" office:value="0.050869" calcext:value-type="float">
            <text:p>0.050869</text:p>
          </table:table-cell>
          <table:table-cell office:value-type="float" office:value="-0.000576" calcext:value-type="float">
            <text:p>-0.000576</text:p>
          </table:table-cell>
          <table:table-cell/>
          <table:table-cell table:number-columns-repeated="3" table:style-name="ce11" office:value-type="float" office:value="0" calcext:value-type="float">
            <text:p>0.000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_wrist_yaw</text:p>
          </table:table-cell>
          <table:table-cell office:value-type="float" office:value="0.233919" calcext:value-type="float">
            <text:p>0.233919</text:p>
          </table:table-cell>
          <table:table-cell office:value-type="float" office:value="-0.208083" calcext:value-type="float">
            <text:p>-0.208083</text:p>
          </table:table-cell>
          <table:table-cell office:value-type="float" office:value="0.639492" calcext:value-type="float">
            <text:p>0.639492</text:p>
          </table:table-cell>
          <table:table-cell table:number-columns-repeated="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_wrist_1</text:p>
          </table:table-cell>
          <table:table-cell office:value-type="float" office:value="0.233919" calcext:value-type="float">
            <text:p>0.233919</text:p>
          </table:table-cell>
          <table:table-cell office:value-type="float" office:value="-0.208083" calcext:value-type="float">
            <text:p>-0.208083</text:p>
          </table:table-cell>
          <table:table-cell office:value-type="float" office:value="0.639492" calcext:value-type="float">
            <text:p>0.639492</text:p>
          </table:table-cell>
          <table:table-cell table:number-columns-repeated="5"/>
          <table:table-cell table:formula="of:=[.G13]-[.C12]" office:value-type="float" office:value="0" calcext:value-type="float">
            <text:p>0</text:p>
          </table:table-cell>
          <table:table-cell table:formula="of:=[.H13]-[.D12]" office:value-type="float" office:value="0" calcext:value-type="float">
            <text:p>0</text:p>
          </table:table-cell>
          <table:table-cell table:formula="of:=[.I13]-[.E12]" office:value-type="float" office:value="0" calcext:value-type="float">
            <text:p>0</text:p>
          </table:table-cell>
          <table:table-cell/>
          <table:table-cell table:formula="of:=[.G13]-[.C14]" office:value-type="float" office:value="0.06905" calcext:value-type="float">
            <text:p>0.06905</text:p>
          </table:table-cell>
          <table:table-cell table:formula="of:=[.H13]-[.D14]" office:value-type="float" office:value="-0.018016" calcext:value-type="float">
            <text:p>-0.018016</text:p>
          </table:table-cell>
          <table:table-cell table:formula="of:=[.I13]-[.E14]" office:value-type="float" office:value="-0.00374600000000003" calcext:value-type="float">
            <text:p>-0.003746</text:p>
          </table:table-cell>
          <table:table-cell/>
          <table:table-cell table:number-columns-repeated="3" table:style-name="ce11" office:value-type="float" office:value="0" calcext:value-type="float">
            <text:p>0.000000</text:p>
          </table:table-cell>
          <table:table-cell/>
          <table:table-cell office:value-type="float" office:value="-0.033635" calcext:value-type="float">
            <text:p>-0.033635</text:p>
          </table:table-cell>
          <table:table-cell office:value-type="float" office:value="0.062301" calcext:value-type="float">
            <text:p>0.062301</text:p>
          </table:table-cell>
          <table:table-cell office:value-type="float" office:value="-0.013665" calcext:value-type="float">
            <text:p>-0.013665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_wrist_pitch</text:p>
          </table:table-cell>
          <table:table-cell office:value-type="float" office:value="0.233919" calcext:value-type="float">
            <text:p>0.233919</text:p>
          </table:table-cell>
          <table:table-cell office:value-type="float" office:value="-0.208083" calcext:value-type="float">
            <text:p>-0.208083</text:p>
          </table:table-cell>
          <table:table-cell office:value-type="float" office:value="0.639492" calcext:value-type="float">
            <text:p>0.639492</text:p>
          </table:table-cell>
          <table:table-cell table:number-columns-repeated="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r_forearm</text:p>
          </table:table-cell>
          <table:table-cell office:value-type="float" office:value="0.164869" calcext:value-type="float">
            <text:p>0.164869</text:p>
          </table:table-cell>
          <table:table-cell office:value-type="float" office:value="-0.190067" calcext:value-type="float">
            <text:p>-0.190067</text:p>
          </table:table-cell>
          <table:table-cell office:value-type="float" office:value="0.643238" calcext:value-type="float">
            <text:p>0.643238</text:p>
          </table:table-cell>
          <table:table-cell table:number-columns-repeated="5"/>
          <table:table-cell table:formula="of:=[.G15]-[.C14]" office:value-type="float" office:value="-0.062064" calcext:value-type="float">
            <text:p>-0.062064</text:p>
          </table:table-cell>
          <table:table-cell table:formula="of:=[.H15]-[.D14]" office:value-type="float" office:value="0.019573" calcext:value-type="float">
            <text:p>0.019573</text:p>
          </table:table-cell>
          <table:table-cell table:formula="of:=[.I15]-[.E14]" office:value-type="float" office:value="0.011991" calcext:value-type="float">
            <text:p>0.011991</text:p>
          </table:table-cell>
          <table:table-cell/>
          <table:table-cell table:formula="of:=[.G15]-[.C16]" office:value-type="float" office:value="-0.002397" calcext:value-type="float">
            <text:p>-0.002397</text:p>
          </table:table-cell>
          <table:table-cell table:formula="of:=[.H15]-[.D16]" office:value-type="float" office:value="-0.00713699999999998" calcext:value-type="float">
            <text:p>-0.007137</text:p>
          </table:table-cell>
          <table:table-cell table:formula="of:=[.I15]-[.E16]" office:value-type="float" office:value="-0.012077" calcext:value-type="float">
            <text:p>-0.012077</text:p>
          </table:table-cell>
          <table:table-cell/>
          <table:table-cell office:value-type="float" office:value="0.000346" calcext:value-type="float">
            <text:p>0.000346</text:p>
          </table:table-cell>
          <table:table-cell office:value-type="float" office:value="0.065509" calcext:value-type="float">
            <text:p>0.065509</text:p>
          </table:table-cell>
          <table:table-cell office:value-type="float" office:value="0.004761" calcext:value-type="float">
            <text:p>0.004761</text:p>
          </table:table-cell>
          <table:table-cell/>
          <table:table-cell office:value-type="float" office:value="-0.010148" calcext:value-type="float">
            <text:p>-0.010148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-0.002839" calcext:value-type="float">
            <text:p>-0.00283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_wrist_prosup</text:p>
          </table:table-cell>
          <table:table-cell office:value-type="float" office:value="0.102805" calcext:value-type="float">
            <text:p>0.102805</text:p>
          </table:table-cell>
          <table:table-cell office:value-type="float" office:value="-0.170494" calcext:value-type="float">
            <text:p>-0.170494</text:p>
          </table:table-cell>
          <table:table-cell office:value-type="float" office:value="0.655229" calcext:value-type="float">
            <text:p>0.655229</text:p>
          </table:table-cell>
          <table:table-cell table:number-columns-repeated="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r_elbow_1</text:p>
          </table:table-cell>
          <table:table-cell office:value-type="float" office:value="0.105202" calcext:value-type="float">
            <text:p>0.105202</text:p>
          </table:table-cell>
          <table:table-cell office:value-type="float" office:value="-0.163357" calcext:value-type="float">
            <text:p>-0.163357</text:p>
          </table:table-cell>
          <table:table-cell office:value-type="float" office:value="0.667306" calcext:value-type="float">
            <text:p>0.667306</text:p>
          </table:table-cell>
          <table:table-cell table:number-columns-repeated="5"/>
          <table:table-cell table:formula="of:=[.G17]-[.C16]" office:value-type="float" office:value="0.000383000000000008" calcext:value-type="float">
            <text:p>0.000383</text:p>
          </table:table-cell>
          <table:table-cell table:formula="of:=[.H17]-[.D16]" office:value-type="float" office:value="-0.003411" calcext:value-type="float">
            <text:p>-0.003411</text:p>
          </table:table-cell>
          <table:table-cell table:formula="of:=[.I17]-[.E16]" office:value-type="float" office:value="0.00218400000000007" calcext:value-type="float">
            <text:p>0.002184</text:p>
          </table:table-cell>
          <table:table-cell/>
          <table:table-cell table:formula="of:=[.G17]-[.C18]" office:value-type="float" office:value="0.029768" calcext:value-type="float">
            <text:p>0.029768</text:p>
          </table:table-cell>
          <table:table-cell table:formula="of:=[.H17]-[.D18]" office:value-type="float" office:value="-0.020009" calcext:value-type="float">
            <text:p>-0.020009</text:p>
          </table:table-cell>
          <table:table-cell table:formula="of:=[.I17]-[.E18]" office:value-type="float" office:value="-0.040897" calcext:value-type="float">
            <text:p>-0.040897</text:p>
          </table:table-cell>
          <table:table-cell/>
          <table:table-cell table:style-name="ce11" office:value-type="float" office:value="-0.0013" calcext:value-type="float">
            <text:p>-0.001300</text:p>
          </table:table-cell>
          <table:table-cell table:style-name="ce11" office:value-type="float" office:value="0.003096" calcext:value-type="float">
            <text:p>0.003096</text:p>
          </table:table-cell>
          <table:table-cell table:style-name="ce11" office:value-type="float" office:value="-0.001049" calcext:value-type="float">
            <text:p>-0.001049</text:p>
          </table:table-cell>
          <table:table-cell/>
          <table:table-cell office:value-type="float" office:value="-0.000502" calcext:value-type="float">
            <text:p>-0.000502</text:p>
          </table:table-cell>
          <table:table-cell office:value-type="float" office:value="0.033048" calcext:value-type="float">
            <text:p>0.033048</text:p>
          </table:table-cell>
          <table:table-cell office:value-type="float" office:value="0.039691" calcext:value-type="float">
            <text:p>0.03969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_elbow</text:p>
          </table:table-cell>
          <table:table-cell office:value-type="float" office:value="0.105585" calcext:value-type="float">
            <text:p>0.105585</text:p>
          </table:table-cell>
          <table:table-cell office:value-type="float" office:value="-0.166768" calcext:value-type="float">
            <text:p>-0.166768</text:p>
          </table:table-cell>
          <table:table-cell office:value-type="float" office:value="0.66949" calcext:value-type="float">
            <text:p>0.66949</text:p>
          </table:table-cell>
          <table:table-cell table:number-columns-repeated="1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_upper_arm</text:p>
          </table:table-cell>
          <table:table-cell office:value-type="float" office:value="0.075817" calcext:value-type="float">
            <text:p>0.075817</text:p>
          </table:table-cell>
          <table:table-cell office:value-type="float" office:value="-0.146759" calcext:value-type="float">
            <text:p>-0.146759</text:p>
          </table:table-cell>
          <table:table-cell office:value-type="float" office:value="0.710387" calcext:value-type="float">
            <text:p>0.710387</text:p>
          </table:table-cell>
          <table:table-cell table:number-columns-repeated="5"/>
          <table:table-cell table:formula="of:=[.G19]-[.C18]" office:value-type="float" office:value="-0.016125" calcext:value-type="float">
            <text:p>-0.016125</text:p>
          </table:table-cell>
          <table:table-cell table:formula="of:=[.H19]-[.D18]" office:value-type="float" office:value="0.011108" calcext:value-type="float">
            <text:p>0.011108</text:p>
          </table:table-cell>
          <table:table-cell table:formula="of:=[.I19]-[.E18]" office:value-type="float" office:value="0.022575" calcext:value-type="float">
            <text:p>0.022575</text:p>
          </table:table-cell>
          <table:table-cell/>
          <table:table-cell table:formula="of:=[.G19]-[.C20]" office:value-type="float" office:value="0.017754" calcext:value-type="float">
            <text:p>0.017754</text:p>
          </table:table-cell>
          <table:table-cell table:formula="of:=[.H19]-[.D20]" office:value-type="float" office:value="-0.00706299999999999" calcext:value-type="float">
            <text:p>-0.007063</text:p>
          </table:table-cell>
          <table:table-cell table:formula="of:=[.I19]-[.E20]" office:value-type="float" office:value="-0.00841199999999997" calcext:value-type="float">
            <text:p>-0.008412</text:p>
          </table:table-cell>
          <table:table-cell/>
          <table:table-cell office:value-type="float" office:value="0.000159" calcext:value-type="float">
            <text:p>0.000159</text:p>
          </table:table-cell>
          <table:table-cell office:value-type="float" office:value="-0.002481" calcext:value-type="float">
            <text:p>-0.002481</text:p>
          </table:table-cell>
          <table:table-cell office:value-type="float" office:value="-0.029883" calcext:value-type="float">
            <text:p>-0.029883</text:p>
          </table:table-cell>
          <table:table-cell/>
          <table:table-cell office:value-type="float" office:value="0.009228" calcext:value-type="float">
            <text:p>0.009228</text:p>
          </table:table-cell>
          <table:table-cell office:value-type="float" office:value="0.01159" calcext:value-type="float">
            <text:p>0.01159</text:p>
          </table:table-cell>
          <table:table-cell office:value-type="float" office:value="0.013428" calcext:value-type="float">
            <text:p>0.01342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_arm_ft_sensor</text:p>
          </table:table-cell>
          <table:table-cell office:value-type="float" office:value="0.059692" calcext:value-type="float">
            <text:p>0.059692</text:p>
          </table:table-cell>
          <table:table-cell office:value-type="float" office:value="-0.135651" calcext:value-type="float">
            <text:p>-0.135651</text:p>
          </table:table-cell>
          <table:table-cell office:value-type="float" office:value="0.732962" calcext:value-type="float">
            <text:p>0.732962</text:p>
          </table:table-cell>
          <table:table-cell table:number-columns-repeated="1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r_shoulder_3</text:p>
          </table:table-cell>
          <table:table-cell office:value-type="float" office:value="0.041938" calcext:value-type="float">
            <text:p>0.041938</text:p>
          </table:table-cell>
          <table:table-cell office:value-type="float" office:value="-0.128588" calcext:value-type="float">
            <text:p>-0.128588</text:p>
          </table:table-cell>
          <table:table-cell office:value-type="float" office:value="0.741374" calcext:value-type="float">
            <text:p>0.741374</text:p>
          </table:table-cell>
          <table:table-cell table:number-columns-repeated="5"/>
          <table:table-cell table:formula="of:=[.G21]-[.C20]" office:value-type="float" office:value="-0.031365" calcext:value-type="float">
            <text:p>-0.031365</text:p>
          </table:table-cell>
          <table:table-cell table:formula="of:=[.H21]-[.D20]" office:value-type="float" office:value="0.018311" calcext:value-type="float">
            <text:p>0.018311</text:p>
          </table:table-cell>
          <table:table-cell table:formula="of:=[.I21]-[.E20]" office:value-type="float" office:value="0.033926" calcext:value-type="float">
            <text:p>0.033926</text:p>
          </table:table-cell>
          <table:table-cell/>
          <table:table-cell table:formula="of:=[.G21]-[.C22]" office:value-type="float" office:value="-0.003783" calcext:value-type="float">
            <text:p>-0.003783</text:p>
          </table:table-cell>
          <table:table-cell table:formula="of:=[.H21]-[.D22]" office:value-type="float" office:value="0.00744399999999999" calcext:value-type="float">
            <text:p>0.007444</text:p>
          </table:table-cell>
          <table:table-cell table:formula="of:=[.I21]-[.E22]" office:value-type="float" office:value="0.0156580000000001" calcext:value-type="float">
            <text:p>0.015658</text:p>
          </table:table-cell>
          <table:table-cell/>
          <table:table-cell office:value-type="float" office:value="-0.005539" calcext:value-type="float">
            <text:p>-0.005539</text:p>
          </table:table-cell>
          <table:table-cell office:value-type="float" office:value="-0.003928" calcext:value-type="float">
            <text:p>-0.003928</text:p>
          </table:table-cell>
          <table:table-cell office:value-type="float" office:value="-0.04939" calcext:value-type="float">
            <text:p>-0.04939</text:p>
          </table:table-cell>
          <table:table-cell/>
          <table:table-cell office:value-type="float" office:value="0.013515" calcext:value-type="float">
            <text:p>0.013515</text:p>
          </table:table-cell>
          <table:table-cell office:value-type="float" office:value="0.004721" calcext:value-type="float">
            <text:p>0.004721</text:p>
          </table:table-cell>
          <table:table-cell office:value-type="float" office:value="-0.011121" calcext:value-type="float">
            <text:p>-0.01112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_shoulder_yaw</text:p>
          </table:table-cell>
          <table:table-cell office:value-type="float" office:value="0.010573" calcext:value-type="float">
            <text:p>0.010573</text:p>
          </table:table-cell>
          <table:table-cell office:value-type="float" office:value="-0.110277" calcext:value-type="float">
            <text:p>-0.110277</text:p>
          </table:table-cell>
          <table:table-cell office:value-type="float" office:value="0.7753" calcext:value-type="float">
            <text:p>0.7753</text:p>
          </table:table-cell>
          <table:table-cell table:number-columns-repeated="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_shoulder_2</text:p>
          </table:table-cell>
          <table:table-cell office:value-type="float" office:value="0.014356" calcext:value-type="float">
            <text:p>0.014356</text:p>
          </table:table-cell>
          <table:table-cell office:value-type="float" office:value="-0.117721" calcext:value-type="float">
            <text:p>-0.117721</text:p>
          </table:table-cell>
          <table:table-cell office:value-type="float" office:value="0.759642" calcext:value-type="float">
            <text:p>0.759642</text:p>
          </table:table-cell>
          <table:table-cell table:number-columns-repeated="5"/>
          <table:table-cell table:formula="of:=[.G23]-[.C22]" office:value-type="float" office:value="-0.003783" calcext:value-type="float">
            <text:p>-0.003783</text:p>
          </table:table-cell>
          <table:table-cell table:formula="of:=[.H23]-[.D22]" office:value-type="float" office:value="0.00744399999999999" calcext:value-type="float">
            <text:p>0.007444</text:p>
          </table:table-cell>
          <table:table-cell table:formula="of:=[.I23]-[.E22]" office:value-type="float" office:value="0.0156580000000001" calcext:value-type="float">
            <text:p>0.015658</text:p>
          </table:table-cell>
          <table:table-cell/>
          <table:table-cell table:formula="of:=[.G23]-[.C24]" office:value-type="float" office:value="0.005811" calcext:value-type="float">
            <text:p>0.005811</text:p>
          </table:table-cell>
          <table:table-cell table:formula="of:=[.H23]-[.D24]" office:value-type="float" office:value="-0.017804" calcext:value-type="float">
            <text:p>-0.017804</text:p>
          </table:table-cell>
          <table:table-cell table:formula="of:=[.I23]-[.E24]" office:value-type="float" office:value="0.000587000000000004" calcext:value-type="float">
            <text:p>0.000587</text:p>
          </table:table-cell>
          <table:table-cell/>
          <table:table-cell office:value-type="float" office:value="0.000094" calcext:value-type="float">
            <text:p>0.000094</text:p>
          </table:table-cell>
          <table:table-cell office:value-type="float" office:value="0.004532" calcext:value-type="float">
            <text:p>0.004532</text:p>
          </table:table-cell>
          <table:table-cell office:value-type="float" office:value="0.016601" calcext:value-type="float">
            <text:p>0.016601</text:p>
          </table:table-cell>
          <table:table-cell/>
          <table:table-cell office:value-type="float" office:value="-0.004582" calcext:value-type="float">
            <text:p>-0.004582</text:p>
          </table:table-cell>
          <table:table-cell office:value-type="float" office:value="0.015677" calcext:value-type="float">
            <text:p>0.015677</text:p>
          </table:table-cell>
          <table:table-cell office:value-type="float" office:value="0.009183" calcext:value-type="float">
            <text:p>0.00918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_shoulder_roll</text:p>
          </table:table-cell>
          <table:table-cell office:value-type="float" office:value="0.010573" calcext:value-type="float">
            <text:p>0.010573</text:p>
          </table:table-cell>
          <table:table-cell office:value-type="float" office:value="-0.110277" calcext:value-type="float">
            <text:p>-0.110277</text:p>
          </table:table-cell>
          <table:table-cell office:value-type="float" office:value="0.7753" calcext:value-type="float">
            <text:p>0.7753</text:p>
          </table:table-cell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r_shoulder_1</text:p>
          </table:table-cell>
          <table:table-cell office:value-type="float" office:value="0.004762" calcext:value-type="float">
            <text:p>0.004762</text:p>
          </table:table-cell>
          <table:table-cell office:value-type="float" office:value="-0.092473" calcext:value-type="float">
            <text:p>-0.092473</text:p>
          </table:table-cell>
          <table:table-cell office:value-type="float" office:value="0.774713" calcext:value-type="float">
            <text:p>0.774713</text:p>
          </table:table-cell>
          <table:table-cell table:number-columns-repeated="5"/>
          <table:table-cell table:formula="of:=[.G25]-[.C24]" office:value-type="float" office:value="0.005811" calcext:value-type="float">
            <text:p>0.005811</text:p>
          </table:table-cell>
          <table:table-cell table:formula="of:=[.H25]-[.D24]" office:value-type="float" office:value="-0.017804" calcext:value-type="float">
            <text:p>-0.017804</text:p>
          </table:table-cell>
          <table:table-cell table:formula="of:=[.I25]-[.E24]" office:value-type="float" office:value="0.000587000000000004" calcext:value-type="float">
            <text:p>0.000587</text:p>
          </table:table-cell>
          <table:table-cell/>
          <table:table-cell table:formula="of:=[.G25]-[.C26]" office:value-type="float" office:value="0.002845" calcext:value-type="float">
            <text:p>0.002845</text:p>
          </table:table-cell>
          <table:table-cell table:formula="of:=[.H25]-[.D26]" office:value-type="float" office:value="-0.110264" calcext:value-type="float">
            <text:p>-0.110264</text:p>
          </table:table-cell>
          <table:table-cell table:formula="of:=[.I25]-[.E26]" office:value-type="float" office:value="0.0683" calcext:value-type="float">
            <text:p>0.0683</text:p>
          </table:table-cell>
          <table:table-cell/>
          <table:table-cell office:value-type="float" office:value="-0.000005" calcext:value-type="float">
            <text:p>-0.000005</text:p>
          </table:table-cell>
          <table:table-cell office:value-type="float" office:value="-0.0187" calcext:value-type="float">
            <text:p>-0.0187</text:p>
          </table:table-cell>
          <table:table-cell office:value-type="float" office:value="-0.00119" calcext:value-type="float">
            <text:p>-0.00119</text:p>
          </table:table-cell>
          <table:table-cell/>
          <table:table-cell office:value-type="float" office:value="0.003021" calcext:value-type="float">
            <text:p>0.003021</text:p>
          </table:table-cell>
          <table:table-cell office:value-type="float" office:value="0.068301" calcext:value-type="float">
            <text:p>0.068301</text:p>
          </table:table-cell>
          <table:table-cell office:value-type="float" office:value="0.110259" calcext:value-type="float">
            <text:p>0.11025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_shoulder_pitch</text:p>
          </table:table-cell>
          <table:table-cell office:value-type="float" office:value="0.010573" calcext:value-type="float">
            <text:p>0.010573</text:p>
          </table:table-cell>
          <table:table-cell office:value-type="float" office:value="-0.110277" calcext:value-type="float">
            <text:p>-0.110277</text:p>
          </table:table-cell>
          <table:table-cell office:value-type="float" office:value="0.7753" calcext:value-type="float">
            <text:p>0.7753</text:p>
          </table:table-cell>
          <table:table-cell table:number-columns-repeated="16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chest</text:p>
          </table:table-cell>
          <table:table-cell office:value-type="float" office:value="0.007728" calcext:value-type="float">
            <text:p>0.007728</text:p>
          </table:table-cell>
          <table:table-cell table:style-name="ce13" office:value-type="float" office:value="-0.000013" calcext:value-type="float">
            <text:p>-0.000013</text:p>
          </table:table-cell>
          <table:table-cell office:value-type="float" office:value="0.707" calcext:value-type="float">
            <text:p>0.707</text:p>
          </table:table-cell>
          <table:table-cell table:number-columns-repeated="20"/>
        </table:table-row>
        <table:table-row table:style-name="ro1" table:number-rows-repeated="5">
          <table:table-cell table:style-name="Default"/>
          <table:table-cell table:number-columns-repeated="24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root_lin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0"/>
        </table:table-row>
        <table:table-row table:style-name="ro1">
          <table:table-cell table:number-columns-repeated="5"/>
          <table:table-cell office:value-type="string" calcext:value-type="string">
            <text:p>r_hip_pitch</text:p>
          </table:table-cell>
          <table:table-cell office:value-type="float" office:value="-0.000108" calcext:value-type="float">
            <text:p>-0.000108</text:p>
          </table:table-cell>
          <table:table-cell office:value-type="float" office:value="-0.0681" calcext:value-type="float">
            <text:p>-0.0681</text:p>
          </table:table-cell>
          <table:table-cell office:value-type="float" office:value="0.4801" calcext:value-type="float">
            <text:p>0.4801</text:p>
          </table:table-cell>
          <table:table-cell table:number-columns-repeated="1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_hip_1</text:p>
          </table:table-cell>
          <table:table-cell table:style-name="ce12" office:value-type="float" office:value="0.000016" calcext:value-type="float">
            <text:p>1.60E-005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4801" calcext:value-type="float">
            <text:p>0.4801</text:p>
          </table:table-cell>
          <table:table-cell table:number-columns-repeated="5"/>
          <table:table-cell table:formula="of:=[.G33]-[.C34]" office:value-type="float" office:value="-0.000124" calcext:value-type="float">
            <text:p>-0.000124</text:p>
          </table:table-cell>
          <table:table-cell table:formula="of:=[.H33]-[.D34]" office:value-type="float" office:value="-0.0782" calcext:value-type="float">
            <text:p>-0.0782</text:p>
          </table:table-cell>
          <table:table-cell table:formula="of:=[.I33]-[.E34]" office:value-type="float" office:value="0" calcext:value-type="float">
            <text:p>0</text:p>
          </table:table-cell>
          <table:table-cell/>
          <table:table-cell table:style-name="ce11" table:formula="of:=[.G33]-[.C32]" office:value-type="float" office:value="-0.000108" calcext:value-type="float">
            <text:p>-0.000108</text:p>
          </table:table-cell>
          <table:table-cell table:style-name="ce11" table:formula="of:=[.H33]-[.D32]" office:value-type="float" office:value="-0.0681" calcext:value-type="float">
            <text:p>-0.068100</text:p>
          </table:table-cell>
          <table:table-cell table:style-name="ce11" table:formula="of:=[.I33]-[.E32]" office:value-type="float" office:value="-0.1199" calcext:value-type="float">
            <text:p>-0.119900</text:p>
          </table:table-cell>
          <table:table-cell table:style-name="ce11"/>
          <table:table-cell table:style-name="ce11" office:value-type="float" office:value="0" calcext:value-type="float">
            <text:p>0.000000</text:p>
          </table:table-cell>
          <table:table-cell table:style-name="ce11" office:value-type="float" office:value="0.0782" calcext:value-type="float">
            <text:p>0.078200</text:p>
          </table:table-cell>
          <table:table-cell table:style-name="ce11" office:value-type="float" office:value="-0" calcext:value-type="float">
            <text:p>0.000000</text:p>
          </table:table-cell>
          <table:table-cell/>
          <table:table-cell table:style-name="ce11" office:value-type="float" office:value="-0.000216" calcext:value-type="float">
            <text:p>-0.000216</text:p>
          </table:table-cell>
          <table:table-cell table:style-name="ce11" office:value-type="float" office:value="0.0681" calcext:value-type="float">
            <text:p>0.068100</text:p>
          </table:table-cell>
          <table:table-cell table:style-name="ce11" office:value-type="float" office:value="-0.1199" calcext:value-type="float">
            <text:p>-0.1199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_hip_roll</text:p>
          </table:table-cell>
          <table:table-cell office:value-type="float" office:value="-0.000108" calcext:value-type="float">
            <text:p>-0.000108</text:p>
          </table:table-cell>
          <table:table-cell office:value-type="float" office:value="-0.0681" calcext:value-type="float">
            <text:p>-0.0681</text:p>
          </table:table-cell>
          <table:table-cell office:value-type="float" office:value="0.4801" calcext:value-type="float">
            <text:p>0.4801</text:p>
          </table:table-cell>
          <table:table-cell table:number-columns-repeated="5"/>
          <table:table-cell table:style-name="ce11" table:number-columns-repeated="7"/>
          <table:table-cell/>
          <table:table-cell table:style-name="ce11"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_hip_2</text:p>
          </table:table-cell>
          <table:table-cell office:value-type="float" office:value="-0.000108" calcext:value-type="float">
            <text:p>-0.000108</text:p>
          </table:table-cell>
          <table:table-cell office:value-type="float" office:value="-0.0681" calcext:value-type="float">
            <text:p>-0.0681</text:p>
          </table:table-cell>
          <table:table-cell office:value-type="float" office:value="0.44965" calcext:value-type="float">
            <text:p>0.44965</text:p>
          </table:table-cell>
          <table:table-cell table:number-columns-repeated="5"/>
          <table:table-cell table:formula="of:=[.G35]-[.C36]" office:value-type="float" office:value="0" calcext:value-type="float">
            <text:p>0</text:p>
          </table:table-cell>
          <table:table-cell table:formula="of:=[.H35]-[.D36]" office:value-type="float" office:value="0" calcext:value-type="float">
            <text:p>0</text:p>
          </table:table-cell>
          <table:table-cell table:formula="of:=[.I35]-[.E36]" office:value-type="float" office:value="0.03045" calcext:value-type="float">
            <text:p>0.03045</text:p>
          </table:table-cell>
          <table:table-cell/>
          <table:table-cell table:style-name="ce11" table:formula="of:=[.G35]-[.C34]" office:value-type="float" office:value="-0.000124" calcext:value-type="float">
            <text:p>-0.000124</text:p>
          </table:table-cell>
          <table:table-cell table:style-name="ce11" table:formula="of:=[.H35]-[.D34]" office:value-type="float" office:value="-0.0782" calcext:value-type="float">
            <text:p>-0.078200</text:p>
          </table:table-cell>
          <table:table-cell table:style-name="ce11" table:formula="of:=[.I35]-[.E34]" office:value-type="float" office:value="0" calcext:value-type="float">
            <text:p>0.000000</text:p>
          </table:table-cell>
          <table:table-cell table:style-name="ce11"/>
          <table:table-cell table:number-columns-repeated="2" table:style-name="ce11" office:value-type="float" office:value="0" calcext:value-type="float">
            <text:p>0.000000</text:p>
          </table:table-cell>
          <table:table-cell table:style-name="ce11" office:value-type="float" office:value="-0.03045" calcext:value-type="float">
            <text:p>-0.030450</text:p>
          </table:table-cell>
          <table:table-cell/>
          <table:table-cell table:style-name="ce11" office:value-type="float" office:value="0" calcext:value-type="float">
            <text:p>0.000000</text:p>
          </table:table-cell>
          <table:table-cell table:style-name="ce11" office:value-type="float" office:value="-0.0782" calcext:value-type="float">
            <text:p>-0.078200</text:p>
          </table:table-cell>
          <table:table-cell table:style-name="ce11" office:value-type="float" office:value="0.000001" calcext:value-type="float">
            <text:p>0.0000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_leg_sensor</text:p>
          </table:table-cell>
          <table:table-cell office:value-type="float" office:value="-0.000108" calcext:value-type="float">
            <text:p>-0.000108</text:p>
          </table:table-cell>
          <table:table-cell office:value-type="float" office:value="-0.0681" calcext:value-type="float">
            <text:p>-0.0681</text:p>
          </table:table-cell>
          <table:table-cell office:value-type="float" office:value="0.4136" calcext:value-type="float">
            <text:p>0.4136</text:p>
          </table:table-cell>
          <table:table-cell table:number-columns-repeated="5"/>
          <table:table-cell table:style-name="ce11" table:number-columns-repeated="7"/>
          <table:table-cell/>
          <table:table-cell table:style-name="ce11"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_hip_3</text:p>
          </table:table-cell>
          <table:table-cell office:value-type="float" office:value="-0.000108" calcext:value-type="float">
            <text:p>-0.000108</text:p>
          </table:table-cell>
          <table:table-cell office:value-type="float" office:value="-0.0681" calcext:value-type="float">
            <text:p>-0.0681</text:p>
          </table:table-cell>
          <table:table-cell office:value-type="float" office:value="0.4136" calcext:value-type="float">
            <text:p>0.4136</text:p>
          </table:table-cell>
          <table:table-cell table:number-columns-repeated="5"/>
          <table:table-cell table:formula="of:=[.G37]-[.C38]" office:value-type="float" office:value="0" calcext:value-type="float">
            <text:p>0</text:p>
          </table:table-cell>
          <table:table-cell table:formula="of:=[.H37]-[.D38]" office:value-type="float" office:value="0" calcext:value-type="float">
            <text:p>0</text:p>
          </table:table-cell>
          <table:table-cell table:formula="of:=[.I37]-[.E38]" office:value-type="float" office:value="0" calcext:value-type="float">
            <text:p>0</text:p>
          </table:table-cell>
          <table:table-cell/>
          <table:table-cell table:style-name="ce11" table:formula="of:=[.G37]-[.C36]" office:value-type="float" office:value="0" calcext:value-type="float">
            <text:p>0.000000</text:p>
          </table:table-cell>
          <table:table-cell table:style-name="ce11" table:formula="of:=[.H37]-[.D36]" office:value-type="float" office:value="0" calcext:value-type="float">
            <text:p>0.000000</text:p>
          </table:table-cell>
          <table:table-cell table:style-name="ce11" table:formula="of:=[.I37]-[.E36]" office:value-type="float" office:value="-0.03605" calcext:value-type="float">
            <text:p>-0.036050</text:p>
          </table:table-cell>
          <table:table-cell table:style-name="ce11"/>
          <table:table-cell table:number-columns-repeated="3" table:style-name="ce11" office:value-type="float" office:value="0" calcext:value-type="float">
            <text:p>0.000000</text:p>
          </table:table-cell>
          <table:table-cell/>
          <table:table-cell table:number-columns-repeated="2" table:style-name="ce11" office:value-type="float" office:value="-0" calcext:value-type="float">
            <text:p>0.000000</text:p>
          </table:table-cell>
          <table:table-cell table:style-name="ce11" office:value-type="float" office:value="0.03605" calcext:value-type="float">
            <text:p>0.03605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_hip_yaw</text:p>
          </table:table-cell>
          <table:table-cell office:value-type="float" office:value="-0.000108" calcext:value-type="float">
            <text:p>-0.000108</text:p>
          </table:table-cell>
          <table:table-cell office:value-type="float" office:value="-0.0681" calcext:value-type="float">
            <text:p>-0.0681</text:p>
          </table:table-cell>
          <table:table-cell office:value-type="float" office:value="0.4801" calcext:value-type="float">
            <text:p>0.4801</text:p>
          </table:table-cell>
          <table:table-cell table:number-columns-repeated="5"/>
          <table:table-cell table:style-name="ce11" table:number-columns-repeated="7"/>
          <table:table-cell/>
          <table:table-cell table:style-name="ce11"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_upper_leg</text:p>
          </table:table-cell>
          <table:table-cell office:value-type="float" office:value="0.001332" calcext:value-type="float">
            <text:p>0.001332</text:p>
          </table:table-cell>
          <table:table-cell office:value-type="float" office:value="-0.068493" calcext:value-type="float">
            <text:p>-0.068493</text:p>
          </table:table-cell>
          <table:table-cell office:value-type="float" office:value="0.32067" calcext:value-type="float">
            <text:p>0.32067</text:p>
          </table:table-cell>
          <table:table-cell table:number-columns-repeated="5"/>
          <table:table-cell table:formula="of:=[.G39]-[.C40]" office:value-type="float" office:value="-0.00144" calcext:value-type="float">
            <text:p>-0.00144</text:p>
          </table:table-cell>
          <table:table-cell table:formula="of:=[.H39]-[.D40]" office:value-type="float" office:value="0.000392999999999991" calcext:value-type="float">
            <text:p>0.000393</text:p>
          </table:table-cell>
          <table:table-cell table:formula="of:=[.I39]-[.E40]" office:value-type="float" office:value="0.15943" calcext:value-type="float">
            <text:p>0.15943</text:p>
          </table:table-cell>
          <table:table-cell/>
          <table:table-cell table:style-name="ce11" table:formula="of:=[.G39]-[.C38]" office:value-type="float" office:value="0" calcext:value-type="float">
            <text:p>0.000000</text:p>
          </table:table-cell>
          <table:table-cell table:style-name="ce11" table:formula="of:=[.H39]-[.D38]" office:value-type="float" office:value="0" calcext:value-type="float">
            <text:p>0.000000</text:p>
          </table:table-cell>
          <table:table-cell table:style-name="ce11" table:formula="of:=[.I39]-[.E38]" office:value-type="float" office:value="0.0665" calcext:value-type="float">
            <text:p>0.066500</text:p>
          </table:table-cell>
          <table:table-cell table:style-name="ce11"/>
          <table:table-cell table:style-name="ce11" office:value-type="float" office:value="-0.00144" calcext:value-type="float">
            <text:p>-0.001440</text:p>
          </table:table-cell>
          <table:table-cell table:style-name="ce11" office:value-type="float" office:value="0.15943" calcext:value-type="float">
            <text:p>0.159430</text:p>
          </table:table-cell>
          <table:table-cell table:style-name="ce11" office:value-type="float" office:value="-0.00039" calcext:value-type="float">
            <text:p>-0.000390</text:p>
          </table:table-cell>
          <table:table-cell/>
          <table:table-cell table:number-columns-repeated="2" table:style-name="ce11" office:value-type="float" office:value="0" calcext:value-type="float">
            <text:p>0.000000</text:p>
          </table:table-cell>
          <table:table-cell table:style-name="ce11" office:value-type="float" office:value="-0.0665" calcext:value-type="float">
            <text:p>-0.0665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_knee</text:p>
          </table:table-cell>
          <table:table-cell office:value-type="float" office:value="-0.000106" calcext:value-type="float">
            <text:p>-0.000106</text:p>
          </table:table-cell>
          <table:table-cell office:value-type="float" office:value="-0.068101" calcext:value-type="float">
            <text:p>-0.068101</text:p>
          </table:table-cell>
          <table:table-cell office:value-type="float" office:value="0.2565" calcext:value-type="float">
            <text:p>0.2565</text:p>
          </table:table-cell>
          <table:table-cell table:number-columns-repeated="5"/>
          <table:table-cell table:style-name="ce11" table:number-columns-repeated="7"/>
          <table:table-cell/>
          <table:table-cell table:style-name="ce11"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_lower_leg</text:p>
          </table:table-cell>
          <table:table-cell office:value-type="float" office:value="0.001712" calcext:value-type="float">
            <text:p>0.001712</text:p>
          </table:table-cell>
          <table:table-cell office:value-type="float" office:value="-0.070214" calcext:value-type="float">
            <text:p>-0.070214</text:p>
          </table:table-cell>
          <table:table-cell office:value-type="float" office:value="0.1494" calcext:value-type="float">
            <text:p>0.1494</text:p>
          </table:table-cell>
          <table:table-cell table:number-columns-repeated="5"/>
          <table:table-cell table:formula="of:=[.G41]-[.C42]" office:value-type="float" office:value="-0.001818" calcext:value-type="float">
            <text:p>-0.001818</text:p>
          </table:table-cell>
          <table:table-cell table:formula="of:=[.H41]-[.D42]" office:value-type="float" office:value="0.002113" calcext:value-type="float">
            <text:p>0.002113</text:p>
          </table:table-cell>
          <table:table-cell table:formula="of:=[.I41]-[.E42]" office:value-type="float" office:value="0.1071" calcext:value-type="float">
            <text:p>0.1071</text:p>
          </table:table-cell>
          <table:table-cell/>
          <table:table-cell table:style-name="ce11" table:formula="of:=[.G41]-[.C40]" office:value-type="float" office:value="-0.001438" calcext:value-type="float">
            <text:p>-0.001438</text:p>
          </table:table-cell>
          <table:table-cell table:style-name="ce11" table:formula="of:=[.H41]-[.D40]" office:value-type="float" office:value="0.000392000000000003" calcext:value-type="float">
            <text:p>0.000392</text:p>
          </table:table-cell>
          <table:table-cell table:style-name="ce11" table:formula="of:=[.I41]-[.E40]" office:value-type="float" office:value="-0.06417" calcext:value-type="float">
            <text:p>-0.064170</text:p>
          </table:table-cell>
          <table:table-cell table:style-name="ce11"/>
          <table:table-cell table:style-name="ce11" office:value-type="float" office:value="0.1071" calcext:value-type="float">
            <text:p>0.107100</text:p>
          </table:table-cell>
          <table:table-cell table:style-name="ce11" office:value-type="float" office:value="0.000718" calcext:value-type="float">
            <text:p>0.000718</text:p>
          </table:table-cell>
          <table:table-cell table:style-name="ce11" office:value-type="float" office:value="0.00211" calcext:value-type="float">
            <text:p>0.002110</text:p>
          </table:table-cell>
          <table:table-cell/>
          <table:table-cell table:style-name="ce11" office:value-type="float" office:value="-0.001439" calcext:value-type="float">
            <text:p>-0.001439</text:p>
          </table:table-cell>
          <table:table-cell table:style-name="ce11" office:value-type="float" office:value="-0.06417" calcext:value-type="float">
            <text:p>-0.064170</text:p>
          </table:table-cell>
          <table:table-cell table:style-name="ce11" office:value-type="float" office:value="-0.00039" calcext:value-type="float">
            <text:p>-0.00039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_ankle_pitch</text:p>
          </table:table-cell>
          <table:table-cell office:value-type="float" office:value="-0.000104" calcext:value-type="float">
            <text:p>-0.000104</text:p>
          </table:table-cell>
          <table:table-cell office:value-type="float" office:value="-0.068102" calcext:value-type="float">
            <text:p>-0.068102</text:p>
          </table:table-cell>
          <table:table-cell office:value-type="float" office:value="0.0435" calcext:value-type="float">
            <text:p>0.0435</text:p>
          </table:table-cell>
          <table:table-cell table:number-columns-repeated="5"/>
          <table:table-cell table:style-name="ce11" table:number-columns-repeated="7"/>
          <table:table-cell/>
          <table:table-cell table:style-name="ce11"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_ankle_1</text:p>
          </table:table-cell>
          <table:table-cell office:value-type="float" office:value="0.017098" calcext:value-type="float">
            <text:p>0.017098</text:p>
          </table:table-cell>
          <table:table-cell office:value-type="float" office:value="-0.066499" calcext:value-type="float">
            <text:p>-0.066499</text:p>
          </table:table-cell>
          <table:table-cell office:value-type="float" office:value="0.0381" calcext:value-type="float">
            <text:p>0.0381</text:p>
          </table:table-cell>
          <table:table-cell table:number-columns-repeated="5"/>
          <table:table-cell table:formula="of:=[.G43]-[.C44]" office:value-type="float" office:value="-0.017202" calcext:value-type="float">
            <text:p>-0.017202</text:p>
          </table:table-cell>
          <table:table-cell table:formula="of:=[.H43]-[.D44]" office:value-type="float" office:value="-0.00160299999999999" calcext:value-type="float">
            <text:p>-0.001603</text:p>
          </table:table-cell>
          <table:table-cell table:formula="of:=[.I43]-[.E44]" office:value-type="float" office:value="0.0054" calcext:value-type="float">
            <text:p>0.0054</text:p>
          </table:table-cell>
          <table:table-cell/>
          <table:table-cell table:style-name="ce11" table:formula="of:=[.G43]-[.C42]" office:value-type="float" office:value="-0.001816" calcext:value-type="float">
            <text:p>-0.001816</text:p>
          </table:table-cell>
          <table:table-cell table:style-name="ce11" table:formula="of:=[.H43]-[.D42]" office:value-type="float" office:value="0.002112" calcext:value-type="float">
            <text:p>0.002112</text:p>
          </table:table-cell>
          <table:table-cell table:style-name="ce11" table:formula="of:=[.I43]-[.E42]" office:value-type="float" office:value="-0.1059" calcext:value-type="float">
            <text:p>-0.105900</text:p>
          </table:table-cell>
          <table:table-cell table:style-name="ce11"/>
          <table:table-cell table:style-name="ce11" office:value-type="float" office:value="0.0054" calcext:value-type="float">
            <text:p>0.005400</text:p>
          </table:table-cell>
          <table:table-cell table:style-name="ce11" office:value-type="float" office:value="-0.000989" calcext:value-type="float">
            <text:p>-0.000989</text:p>
          </table:table-cell>
          <table:table-cell table:style-name="ce11" office:value-type="float" office:value="0.017199" calcext:value-type="float">
            <text:p>0.017199</text:p>
          </table:table-cell>
          <table:table-cell/>
          <table:table-cell table:style-name="ce11" office:value-type="float" office:value="-0.1059" calcext:value-type="float">
            <text:p>-0.105900</text:p>
          </table:table-cell>
          <table:table-cell table:style-name="ce11" office:value-type="float" office:value="0.000681" calcext:value-type="float">
            <text:p>0.000681</text:p>
          </table:table-cell>
          <table:table-cell table:style-name="ce11" office:value-type="float" office:value="0.00211" calcext:value-type="float">
            <text:p>0.00211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_ankle_roll</text:p>
          </table:table-cell>
          <table:table-cell office:value-type="float" office:value="-0.000104" calcext:value-type="float">
            <text:p>-0.000104</text:p>
          </table:table-cell>
          <table:table-cell office:value-type="float" office:value="-0.068102" calcext:value-type="float">
            <text:p>-0.068102</text:p>
          </table:table-cell>
          <table:table-cell office:value-type="float" office:value="0.0435" calcext:value-type="float">
            <text:p>0.0435</text:p>
          </table:table-cell>
          <table:table-cell table:number-columns-repeated="5"/>
          <table:table-cell table:style-name="ce11" table:number-columns-repeated="7"/>
          <table:table-cell/>
          <table:table-cell table:style-name="ce11"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_ankle_2</text:p>
          </table:table-cell>
          <table:table-cell office:value-type="float" office:value="-0.000104" calcext:value-type="float">
            <text:p>-0.000104</text:p>
          </table:table-cell>
          <table:table-cell office:value-type="float" office:value="-0.068102" calcext:value-type="float">
            <text:p>-0.068102</text:p>
          </table:table-cell>
          <table:table-cell office:value-type="float" office:value="0.0065" calcext:value-type="float">
            <text:p>0.0065</text:p>
          </table:table-cell>
          <table:table-cell table:number-columns-repeated="5"/>
          <table:table-cell table:formula="of:=[.G45]-[.C46]" office:value-type="float" office:value="0" calcext:value-type="float">
            <text:p>0</text:p>
          </table:table-cell>
          <table:table-cell table:formula="of:=[.H45]-[.D46]" office:value-type="float" office:value="0" calcext:value-type="float">
            <text:p>0</text:p>
          </table:table-cell>
          <table:table-cell table:formula="of:=[.I45]-[.E46]" office:value-type="float" office:value="0.037" calcext:value-type="float">
            <text:p>0.037</text:p>
          </table:table-cell>
          <table:table-cell/>
          <table:table-cell table:style-name="ce11" table:formula="of:=[.G45]-[.C44]" office:value-type="float" office:value="-0.017202" calcext:value-type="float">
            <text:p>-0.017202</text:p>
          </table:table-cell>
          <table:table-cell table:style-name="ce11" table:formula="of:=[.H45]-[.D44]" office:value-type="float" office:value="-0.00160299999999999" calcext:value-type="float">
            <text:p>-0.001603</text:p>
          </table:table-cell>
          <table:table-cell table:style-name="ce11" table:formula="of:=[.I45]-[.E44]" office:value-type="float" office:value="0.0054" calcext:value-type="float">
            <text:p>0.005400</text:p>
          </table:table-cell>
          <table:table-cell table:style-name="ce11"/>
          <table:table-cell table:style-name="ce11" office:value-type="float" office:value="0.000001" calcext:value-type="float">
            <text:p>0.000001</text:p>
          </table:table-cell>
          <table:table-cell table:style-name="ce11" office:value-type="float" office:value="0" calcext:value-type="float">
            <text:p>0.000000</text:p>
          </table:table-cell>
          <table:table-cell table:style-name="ce11" office:value-type="float" office:value="-0.037" calcext:value-type="float">
            <text:p>-0.037000</text:p>
          </table:table-cell>
          <table:table-cell/>
          <table:table-cell table:style-name="ce11" office:value-type="float" office:value="0.0054" calcext:value-type="float">
            <text:p>0.005400</text:p>
          </table:table-cell>
          <table:table-cell table:style-name="ce11" office:value-type="float" office:value="0.000541" calcext:value-type="float">
            <text:p>0.000541</text:p>
          </table:table-cell>
          <table:table-cell table:style-name="ce11" office:value-type="float" office:value="-0.017199" calcext:value-type="float">
            <text:p>-0.01719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_foot_ft_sensor</text:p>
          </table:table-cell>
          <table:table-cell office:value-type="float" office:value="-0.000103" calcext:value-type="float">
            <text:p>-0.000103</text:p>
          </table:table-cell>
          <table:table-cell office:value-type="float" office:value="-0.068102" calcext:value-type="float">
            <text:p>-0.068102</text:p>
          </table:table-cell>
          <table:table-cell office:value-type="float" office:value="0.0065" calcext:value-type="float">
            <text:p>0.0065</text:p>
          </table:table-cell>
          <table:table-cell table:number-columns-repeated="5"/>
          <table:table-cell table:style-name="ce11" table:number-columns-repeated="7"/>
          <table:table-cell/>
          <table:table-cell table:style-name="ce11"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_foot</text:p>
          </table:table-cell>
          <table:table-cell office:value-type="float" office:value="0.023964" calcext:value-type="float">
            <text:p>0.023964</text:p>
          </table:table-cell>
          <table:table-cell office:value-type="float" office:value="-0.068754" calcext:value-type="float">
            <text:p>-0.068754</text:p>
          </table:table-cell>
          <table:table-cell office:value-type="float" office:value="0.034915" calcext:value-type="float">
            <text:p>0.034915</text:p>
          </table:table-cell>
          <table:table-cell table:number-columns-repeated="5"/>
          <table:table-cell table:formula="of:=[.G47]-[.C48]" office:value-type="float" office:value="-0.024067" calcext:value-type="float">
            <text:p>-0.024067</text:p>
          </table:table-cell>
          <table:table-cell table:formula="of:=[.H47]-[.D48]" office:value-type="float" office:value="0.000652" calcext:value-type="float">
            <text:p>0.000652</text:p>
          </table:table-cell>
          <table:table-cell table:formula="of:=[.I47]-[.E48]" office:value-type="float" office:value="-0.028415" calcext:value-type="float">
            <text:p>-0.028415</text:p>
          </table:table-cell>
          <table:table-cell/>
          <table:table-cell table:style-name="ce11" table:formula="of:=[.G47]-[.C46]" office:value-type="float" office:value="0.000000999999999999997" calcext:value-type="float">
            <text:p>0.000001</text:p>
          </table:table-cell>
          <table:table-cell table:style-name="ce11" table:formula="of:=[.H47]-[.D46]" office:value-type="float" office:value="0" calcext:value-type="float">
            <text:p>0.000000</text:p>
          </table:table-cell>
          <table:table-cell table:style-name="ce11" table:formula="of:=[.I47]-[.E46]" office:value-type="float" office:value="0" calcext:value-type="float">
            <text:p>0.000000</text:p>
          </table:table-cell>
          <table:table-cell table:style-name="ce11"/>
          <table:table-cell table:style-name="ce11" office:value-type="float" office:value="-0.024068" calcext:value-type="float">
            <text:p>-0.024068</text:p>
          </table:table-cell>
          <table:table-cell table:style-name="ce11" office:value-type="float" office:value="-0.000614" calcext:value-type="float">
            <text:p>-0.000614</text:p>
          </table:table-cell>
          <table:table-cell table:style-name="ce11" office:value-type="float" office:value="0.028415" calcext:value-type="float">
            <text:p>0.028415</text:p>
          </table:table-cell>
          <table:table-cell/>
          <table:table-cell table:style-name="ce11" office:value-type="float" office:value="0.000001" calcext:value-type="float">
            <text:p>0.000001</text:p>
          </table:table-cell>
          <table:table-cell table:number-columns-repeated="2" table:style-name="ce11" office:value-type="float" office:value="-0" calcext:value-type="float">
            <text:p>0.000000</text:p>
          </table:table-cell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number-columns-repeated="5"/>
          <table:table-cell table:style-name="Default" table:number-columns-repeated="3"/>
          <table:table-cell table:number-columns-repeated="9"/>
          <table:table-cell table:style-name="ce11" table:number-columns-repeated="3"/>
        </table:table-row>
      </table:table>
      <table:table table:name="Central Links" table:style-name="ta1">
        <table:table-column table:style-name="co1" table:default-cell-style-name="Default"/>
        <table:table-column table:style-name="co23" table:default-cell-style-name="Default"/>
        <table:table-column table:style-name="co1" table:number-columns-repeated="1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4" table:default-cell-style-name="Default"/>
        <table:table-column table:style-name="co31" table:default-cell-style-name="Default"/>
        <table:table-column table:style-name="co1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32" table:default-cell-style-name="Default"/>
        <table:table-row table:style-name="ro1" table:number-rows-repeated="14">
          <table:table-cell table:number-columns-repeated="24"/>
        </table:table-row>
        <table:table-row table:style-name="ro1">
          <table:table-cell table:number-columns-repeated="2"/>
          <table:table-cell table:style-name="ce10" office:value-type="string" calcext:value-type="string">
            <text:p>link_x</text:p>
          </table:table-cell>
          <table:table-cell table:style-name="ce10" office:value-type="string" calcext:value-type="string">
            <text:p>link_y</text:p>
          </table:table-cell>
          <table:table-cell table:style-name="ce10" office:value-type="string" calcext:value-type="string">
            <text:p>link_z</text:p>
          </table:table-cell>
          <table:table-cell table:style-name="ce10"/>
          <table:table-cell table:style-name="ce10" office:value-type="string" calcext:value-type="string">
            <text:p>joint_x</text:p>
          </table:table-cell>
          <table:table-cell table:style-name="ce10" office:value-type="string" calcext:value-type="string">
            <text:p>joint_y</text:p>
          </table:table-cell>
          <table:table-cell table:style-name="ce10" office:value-type="string" calcext:value-type="string">
            <text:p>joint_z</text:p>
          </table:table-cell>
          <table:table-cell table:style-name="ce9" office:value-type="string" calcext:value-type="string" table:number-columns-spanned="3" table:number-rows-spanned="1">
            <text:p>BodytoJoint</text:p>
          </table:table-cell>
          <table:covered-table-cell table:number-columns-repeated="2" table:style-name="ce10"/>
          <table:table-cell/>
          <table:table-cell table:style-name="ce9" office:value-type="string" calcext:value-type="string" table:number-columns-spanned="3" table:number-rows-spanned="1">
            <text:p>InboardtoJoint</text:p>
          </table:table-cell>
          <table:covered-table-cell table:number-columns-repeated="2"/>
          <table:table-cell/>
          <table:table-cell table:style-name="ce9" office:value-type="string" calcext:value-type="string" table:number-columns-spanned="3" table:number-rows-spanned="1">
            <text:p>BodytoJoint (Current Link Frame)</text:p>
          </table:table-cell>
          <table:covered-table-cell table:number-columns-repeated="2"/>
          <table:table-cell/>
          <table:table-cell table:style-name="ce9" office:value-type="string" calcext:value-type="string" table:number-columns-spanned="3" table:number-rows-spanned="1">
            <text:p>InboardtoJoint (Parent Frame)</text:p>
          </table:table-cell>
          <table:covered-table-cell table:number-columns-repeated="2"/>
        </table:table-row>
        <table:table-row table:style-name="ro1">
          <table:table-cell table:number-columns-repeated="9"/>
          <table:table-cell table:style-name="ce10" office:value-type="string" calcext:value-type="string" table:number-columns-spanned="3" table:number-rows-spanned="1">
            <text:p>Vector from Link CoG to Upper Joint </text:p>
          </table:table-cell>
          <table:covered-table-cell table:number-columns-repeated="2" table:style-name="ce10"/>
          <table:table-cell/>
          <table:table-cell table:style-name="ce10" office:value-type="string" calcext:value-type="string" table:number-columns-spanned="3" table:number-rows-spanned="1">
            <text:p>Vector from Parent Link CoG to Upper Joint</text:p>
          </table:table-cell>
          <table:covered-table-cell table:number-columns-repeated="2" table:style-name="ce10"/>
          <table:table-cell/>
          <table:table-cell table:style-name="ce10" office:value-type="string" calcext:value-type="string" table:number-columns-spanned="3" table:number-rows-spanned="1">
            <text:p>Vector from Link CoG to Upper Joint 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 table:number-columns-spanned="3" table:number-rows-spanned="1">
            <text:p>Vector from Parent Link CoG to Upper Joint</text:p>
          </table:table-cell>
          <table:covered-table-cell table:number-columns-repeated="2" table:style-name="ce10"/>
        </table:table-row>
        <table:table-row table:style-name="ro1">
          <table:table-cell table:number-columns-repeated="9"/>
          <table:table-cell table:style-name="ce10" office:value-type="string" calcext:value-type="string" table:number-columns-spanned="3" table:number-rows-spanned="1">
            <text:p><text:s/>BodytoJoint = Joint_pos – Link_CoG</text:p>
          </table:table-cell>
          <table:covered-table-cell table:number-columns-repeated="2" table:style-name="ce10"/>
          <table:table-cell/>
          <table:table-cell table:style-name="ce10" office:value-type="string" calcext:value-type="string" table:number-columns-spanned="3" table:number-rows-spanned="1">
            <text:p><text:s/>BodytoJoint = Upper Joint_pos – Parent Link_CoG</text:p>
          </table:table-cell>
          <table:covered-table-cell table:number-columns-repeated="2" table:style-name="ce10"/>
          <table:table-cell/>
          <table:table-cell table:style-name="ce10" office:value-type="string" calcext:value-type="string" table:number-columns-spanned="3" table:number-rows-spanned="1">
            <text:p><text:s/>BodytoJoint = Upper Joint_pos – Link_CoG</text:p>
          </table:table-cell>
          <table:covered-table-cell table:number-columns-repeated="2" table:style-name="ce10"/>
          <table:table-cell table:style-name="ce10"/>
          <table:table-cell table:style-name="ce10" office:value-type="string" calcext:value-type="string" table:number-columns-spanned="3" table:number-rows-spanned="1">
            <text:p><text:s/>BodytoJoint = Upper Joint_pos – Parent Link_CoG</text:p>
          </table:table-cell>
          <table:covered-table-cell table:number-columns-repeated="2" table:style-name="ce1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0" office:value-type="string" calcext:value-type="string">
            <text:p>Head (+eyes)</text:p>
          </table:table-cell>
          <table:table-cell table:style-name="ce10" office:value-type="float" office:value="-0.010694" calcext:value-type="float">
            <text:p>-0.010694</text:p>
          </table:table-cell>
          <table:table-cell table:style-name="ce13" office:value-type="float" office:value="0.000016" calcext:value-type="float">
            <text:p>0.000016</text:p>
          </table:table-cell>
          <table:table-cell table:style-name="ce10" office:value-type="float" office:value="0.9456" calcext:value-type="float">
            <text:p>0.9456</text:p>
          </table:table-cell>
          <table:table-cell table:number-columns-repeated="4"/>
          <table:table-cell table:style-name="ce11" table:formula="of:=[.G21]-[.C20]" office:value-type="float" office:value="0.018502" calcext:value-type="float">
            <text:p>0.018502</text:p>
          </table:table-cell>
          <table:table-cell table:style-name="ce11" table:formula="of:=[.H21]-[.D20]" office:value-type="float" office:value="-0.000028" calcext:value-type="float">
            <text:p>-0.000028</text:p>
          </table:table-cell>
          <table:table-cell table:style-name="ce11" table:formula="of:=[.I21]-[.E20]" office:value-type="float" office:value="-0.1108" calcext:value-type="float">
            <text:p>-0.110800</text:p>
          </table:table-cell>
          <table:table-cell/>
          <table:table-cell table:style-name="ce11" table:formula="of:=[.G21]-[.C22]" office:value-type="float" office:value="0" calcext:value-type="float">
            <text:p>0.000000</text:p>
          </table:table-cell>
          <table:table-cell table:style-name="ce11" table:formula="of:=[.H21]-[.D22]" office:value-type="float" office:value="0" calcext:value-type="float">
            <text:p>0.000000</text:p>
          </table:table-cell>
          <table:table-cell table:style-name="ce11" table:formula="of:=[.I21]-[.E22]" office:value-type="float" office:value="0" calcext:value-type="float">
            <text:p>0.000000</text:p>
          </table:table-cell>
          <table:table-cell table:style-name="ce11"/>
          <table:table-cell table:style-name="ce11" office:value-type="float" office:value="-0.0185" calcext:value-type="float">
            <text:p>-0.018500</text:p>
          </table:table-cell>
          <table:table-cell table:style-name="ce11" office:value-type="float" office:value="0.1108" calcext:value-type="float">
            <text:p>0.110800</text:p>
          </table:table-cell>
          <table:table-cell table:style-name="ce11" office:value-type="float" office:value="-0.000001" calcext:value-type="float">
            <text:p>-0.000001</text:p>
          </table:table-cell>
          <table:table-cell table:style-name="ce11"/>
          <table:table-cell table:style-name="ce11" office:value-type="float" office:value="-0.0185" calcext:value-type="float">
            <text:p>-0.018500</text:p>
          </table:table-cell>
          <table:table-cell table:style-name="ce11" office:value-type="float" office:value="0.1108" calcext:value-type="float">
            <text:p>0.110800</text:p>
          </table:table-cell>
          <table:table-cell table:style-name="ce11" office:value-type="float" office:value="-0.000001" calcext:value-type="float">
            <text:p>-0.000001</text:p>
          </table:table-cell>
        </table:table-row>
        <table:table-row table:style-name="ro1">
          <table:table-cell table:style-name="ce2"/>
          <table:table-cell table:style-name="ce10" table:number-columns-repeated="4"/>
          <table:table-cell office:value-type="string" calcext:value-type="string">
            <text:p>neck_yaw</text:p>
          </table:table-cell>
          <table:table-cell table:style-name="ce10" office:value-type="float" office:value="0.007808" calcext:value-type="float">
            <text:p>0.007808</text:p>
          </table:table-cell>
          <table:table-cell table:style-name="ce13" office:value-type="float" office:value="-0.000012" calcext:value-type="float">
            <text:p>-0.000012</text:p>
          </table:table-cell>
          <table:table-cell table:style-name="ce10" office:value-type="float" office:value="0.8348" calcext:value-type="float">
            <text:p>0.8348</text:p>
          </table:table-cell>
          <table:table-cell table:style-name="ce11" table:number-columns-repeated="3"/>
          <table:table-cell/>
          <table:table-cell table:style-name="ce11" table:number-columns-repeated="1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0" office:value-type="string" calcext:value-type="string">
            <text:p>Neck_2</text:p>
          </table:table-cell>
          <table:table-cell table:style-name="ce10" office:value-type="float" office:value="0.007808" calcext:value-type="float">
            <text:p>0.007808</text:p>
          </table:table-cell>
          <table:table-cell table:style-name="ce13" office:value-type="float" office:value="-0.000012" calcext:value-type="float">
            <text:p>-0.000012</text:p>
          </table:table-cell>
          <table:table-cell table:style-name="ce10" office:value-type="float" office:value="0.8348" calcext:value-type="float">
            <text:p>0.8348</text:p>
          </table:table-cell>
          <table:table-cell/>
          <table:table-cell table:style-name="ce10" table:number-columns-repeated="3"/>
          <table:table-cell table:style-name="ce11" table:formula="of:=[.G23]-[.C22]" office:value-type="float" office:value="0" calcext:value-type="float">
            <text:p>0.000000</text:p>
          </table:table-cell>
          <table:table-cell table:style-name="ce11" table:formula="of:=[.H23]-[.D22]" office:value-type="float" office:value="0" calcext:value-type="float">
            <text:p>0.000000</text:p>
          </table:table-cell>
          <table:table-cell table:style-name="ce11" table:formula="of:=[.I23]-[.E22]" office:value-type="float" office:value="0" calcext:value-type="float">
            <text:p>0.000000</text:p>
          </table:table-cell>
          <table:table-cell/>
          <table:table-cell table:style-name="ce11" table:formula="of:=[.G23]-[.C24]" office:value-type="float" office:value="0" calcext:value-type="float">
            <text:p>0.000000</text:p>
          </table:table-cell>
          <table:table-cell table:style-name="ce11" table:formula="of:=[.H23]-[.D24]" office:value-type="float" office:value="0" calcext:value-type="float">
            <text:p>0.000000</text:p>
          </table:table-cell>
          <table:table-cell table:style-name="ce11" table:formula="of:=[.I23]-[.E24]" office:value-type="float" office:value="0.00949999999999995" calcext:value-type="float">
            <text:p>0.009500</text:p>
          </table:table-cell>
          <table:table-cell table:style-name="ce11"/>
          <table:table-cell table:number-columns-repeated="3" table:style-name="ce11" office:value-type="float" office:value="0" calcext:value-type="float">
            <text:p>0.000000</text:p>
          </table:table-cell>
          <table:table-cell table:style-name="ce11"/>
          <table:table-cell table:number-columns-repeated="3" table:style-name="ce11" office:value-type="float" office:value="0" calcext:value-type="float">
            <text:p>0.000000</text:p>
          </table:table-cell>
        </table:table-row>
        <table:table-row table:style-name="ro1">
          <table:table-cell table:style-name="ce2"/>
          <table:table-cell table:style-name="ce10" table:number-columns-repeated="4"/>
          <table:table-cell office:value-type="string" calcext:value-type="string">
            <text:p>neck_roll</text:p>
          </table:table-cell>
          <table:table-cell table:style-name="ce10" office:value-type="float" office:value="0.007808" calcext:value-type="float">
            <text:p>0.007808</text:p>
          </table:table-cell>
          <table:table-cell table:style-name="ce13" office:value-type="float" office:value="-0.000012" calcext:value-type="float">
            <text:p>-0.000012</text:p>
          </table:table-cell>
          <table:table-cell table:style-name="ce10" office:value-type="float" office:value="0.8348" calcext:value-type="float">
            <text:p>0.8348</text:p>
          </table:table-cell>
          <table:table-cell table:style-name="ce11" table:number-columns-repeated="3"/>
          <table:table-cell/>
          <table:table-cell table:style-name="ce11" table:number-columns-repeated="1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0" office:value-type="string" calcext:value-type="string">
            <text:p>Neck_1</text:p>
          </table:table-cell>
          <table:table-cell table:style-name="ce10" office:value-type="float" office:value="0.007808" calcext:value-type="float">
            <text:p>0.007808</text:p>
          </table:table-cell>
          <table:table-cell table:style-name="ce13" office:value-type="float" office:value="-0.000012" calcext:value-type="float">
            <text:p>-0.000012</text:p>
          </table:table-cell>
          <table:table-cell table:style-name="ce10" office:value-type="float" office:value="0.8253" calcext:value-type="float">
            <text:p>0.8253</text:p>
          </table:table-cell>
          <table:table-cell/>
          <table:table-cell table:style-name="ce10" table:number-columns-repeated="3"/>
          <table:table-cell table:style-name="ce11" table:formula="of:=[.G25]-[.C24]" office:value-type="float" office:value="0" calcext:value-type="float">
            <text:p>0.000000</text:p>
          </table:table-cell>
          <table:table-cell table:style-name="ce11" table:formula="of:=[.H25]-[.D24]" office:value-type="float" office:value="0" calcext:value-type="float">
            <text:p>0.000000</text:p>
          </table:table-cell>
          <table:table-cell table:style-name="ce11" table:formula="of:=[.I25]-[.E24]" office:value-type="float" office:value="0" calcext:value-type="float">
            <text:p>0.000000</text:p>
          </table:table-cell>
          <table:table-cell/>
          <table:table-cell table:style-name="ce11" table:formula="of:=[.G25]-[.C26]" office:value-type="float" office:value="0.0000800000000000002" calcext:value-type="float">
            <text:p>0.000080</text:p>
          </table:table-cell>
          <table:table-cell table:style-name="ce11" table:formula="of:=[.H25]-[.D26]" office:value-type="float" office:value="0.000001" calcext:value-type="float">
            <text:p>0.000001</text:p>
          </table:table-cell>
          <table:table-cell table:style-name="ce11" table:formula="of:=[.I25]-[.E26]" office:value-type="float" office:value="0.1183" calcext:value-type="float">
            <text:p>0.118300</text:p>
          </table:table-cell>
          <table:table-cell table:style-name="ce11"/>
          <table:table-cell table:number-columns-repeated="3" table:style-name="ce11" office:value-type="float" office:value="0" calcext:value-type="float">
            <text:p>0.000000</text:p>
          </table:table-cell>
          <table:table-cell table:style-name="ce11"/>
          <table:table-cell table:number-columns-repeated="3" table:style-name="ce11" office:value-type="float" office:value="0" calcext:value-type="float">
            <text:p>0.000000</text:p>
          </table:table-cell>
        </table:table-row>
        <table:table-row table:style-name="ro1">
          <table:table-cell table:style-name="ce10" table:number-columns-repeated="5"/>
          <table:table-cell office:value-type="string" calcext:value-type="string">
            <text:p>neck_pitch</text:p>
          </table:table-cell>
          <table:table-cell table:style-name="ce10" office:value-type="float" office:value="0.007808" calcext:value-type="float">
            <text:p>0.007808</text:p>
          </table:table-cell>
          <table:table-cell table:style-name="ce13" office:value-type="float" office:value="-0.000012" calcext:value-type="float">
            <text:p>-0.000012</text:p>
          </table:table-cell>
          <table:table-cell table:style-name="ce10" office:value-type="float" office:value="0.8253" calcext:value-type="float">
            <text:p>0.8253</text:p>
          </table:table-cell>
          <table:table-cell table:style-name="ce11" table:number-columns-repeated="3"/>
          <table:table-cell/>
          <table:table-cell table:style-name="ce11" table:number-columns-repeated="11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14" office:value-type="string" calcext:value-type="string">
            <text:p>chest</text:p>
          </table:table-cell>
          <table:table-cell table:style-name="ce10" office:value-type="float" office:value="0.007728" calcext:value-type="float">
            <text:p>0.007728</text:p>
          </table:table-cell>
          <table:table-cell table:style-name="ce13" office:value-type="float" office:value="-0.000013" calcext:value-type="float">
            <text:p>-0.000013</text:p>
          </table:table-cell>
          <table:table-cell table:style-name="ce10" office:value-type="float" office:value="0.707" calcext:value-type="float">
            <text:p>0.707</text:p>
          </table:table-cell>
          <table:table-cell/>
          <table:table-cell table:style-name="ce10" table:number-columns-repeated="3"/>
          <table:table-cell table:style-name="ce11" table:formula="of:=[.G27]-[.C26]" office:value-type="float" office:value="-0.002228" calcext:value-type="float">
            <text:p>-0.002228</text:p>
          </table:table-cell>
          <table:table-cell table:style-name="ce11" table:formula="of:=[.H27]-[.D26]" office:value-type="float" office:value="0.000004" calcext:value-type="float">
            <text:p>0.000004</text:p>
          </table:table-cell>
          <table:table-cell table:style-name="ce11" table:formula="of:=[.I27]-[.E26]" office:value-type="float" office:value="-0.075" calcext:value-type="float">
            <text:p>-0.075000</text:p>
          </table:table-cell>
          <table:table-cell/>
          <table:table-cell table:style-name="ce11" table:formula="of:=[.G27]-[.C28]" office:value-type="float" office:value="0.0055" calcext:value-type="float">
            <text:p>0.005500</text:p>
          </table:table-cell>
          <table:table-cell table:style-name="ce11" table:formula="of:=[.H27]-[.D28]" office:value-type="float" office:value="-0.000009" calcext:value-type="float">
            <text:p>-0.000009</text:p>
          </table:table-cell>
          <table:table-cell table:style-name="ce11" table:formula="of:=[.I27]-[.E28]" office:value-type="float" office:value="0" calcext:value-type="float">
            <text:p>0.000000</text:p>
          </table:table-cell>
          <table:table-cell table:style-name="ce11"/>
          <table:table-cell table:style-name="ce11" office:value-type="float" office:value="-0.002229" calcext:value-type="float">
            <text:p>-0.002229</text:p>
          </table:table-cell>
          <table:table-cell table:style-name="ce11" office:value-type="float" office:value="-0.075" calcext:value-type="float">
            <text:p>-0.075000</text:p>
          </table:table-cell>
          <table:table-cell table:style-name="ce11" office:value-type="float" office:value="-0" calcext:value-type="float">
            <text:p>0.000000</text:p>
          </table:table-cell>
          <table:table-cell table:style-name="ce11"/>
          <table:table-cell table:style-name="ce11" office:value-type="float" office:value="-0.002229" calcext:value-type="float">
            <text:p>-0.002229</text:p>
          </table:table-cell>
          <table:table-cell table:style-name="ce11" office:value-type="float" office:value="-0.075" calcext:value-type="float">
            <text:p>-0.075000</text:p>
          </table:table-cell>
          <table:table-cell table:style-name="ce11" office:value-type="float" office:value="-0" calcext:value-type="float">
            <text:p>0.000000</text:p>
          </table:table-cell>
        </table:table-row>
        <table:table-row table:style-name="ro1">
          <table:table-cell table:style-name="ce2"/>
          <table:table-cell table:style-name="ce10" table:number-columns-repeated="4"/>
          <table:table-cell office:value-type="string" calcext:value-type="string">
            <text:p>torso_yaw</text:p>
          </table:table-cell>
          <table:table-cell table:style-name="ce10" office:value-type="float" office:value="0.0055" calcext:value-type="float">
            <text:p>0.0055</text:p>
          </table:table-cell>
          <table:table-cell table:style-name="ce13" office:value-type="float" office:value="-0.000009" calcext:value-type="float">
            <text:p>-0.000009</text:p>
          </table:table-cell>
          <table:table-cell table:style-name="ce10" office:value-type="float" office:value="0.632" calcext:value-type="float">
            <text:p>0.632</text:p>
          </table:table-cell>
          <table:table-cell table:style-name="ce11" table:number-columns-repeated="3"/>
          <table:table-cell/>
          <table:table-cell table:style-name="ce11" table:number-columns-repeated="1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0" office:value-type="string" calcext:value-type="string">
            <text:p>Torso_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32" calcext:value-type="float">
            <text:p>0.632</text:p>
          </table:table-cell>
          <table:table-cell/>
          <table:table-cell table:style-name="ce10" table:number-columns-repeated="3"/>
          <table:table-cell table:style-name="ce11" table:formula="of:=[.G29]-[.C28]" office:value-type="float" office:value="0" calcext:value-type="float">
            <text:p>0.000000</text:p>
          </table:table-cell>
          <table:table-cell table:style-name="ce11" table:formula="of:=[.H29]-[.D28]" office:value-type="float" office:value="0" calcext:value-type="float">
            <text:p>0.000000</text:p>
          </table:table-cell>
          <table:table-cell table:style-name="ce11" table:formula="of:=[.I29]-[.E28]" office:value-type="float" office:value="0" calcext:value-type="float">
            <text:p>0.000000</text:p>
          </table:table-cell>
          <table:table-cell/>
          <table:table-cell table:style-name="ce11" table:formula="of:=[.G29]-[.C30]" office:value-type="float" office:value="0" calcext:value-type="float">
            <text:p>0.000000</text:p>
          </table:table-cell>
          <table:table-cell table:style-name="ce11" table:formula="of:=[.H29]-[.D30]" office:value-type="float" office:value="0" calcext:value-type="float">
            <text:p>0.000000</text:p>
          </table:table-cell>
          <table:table-cell table:style-name="ce11" table:formula="of:=[.I29]-[.E30]" office:value-type="float" office:value="0.0319999999999999" calcext:value-type="float">
            <text:p>0.032000</text:p>
          </table:table-cell>
          <table:table-cell table:style-name="ce11"/>
          <table:table-cell table:number-columns-repeated="3" table:style-name="ce11" office:value-type="float" office:value="0" calcext:value-type="float">
            <text:p>0.000000</text:p>
          </table:table-cell>
          <table:table-cell table:style-name="ce11"/>
          <table:table-cell table:number-columns-repeated="3" table:style-name="ce11" office:value-type="float" office:value="0" calcext:value-type="float">
            <text:p>0.000000</text:p>
          </table:table-cell>
        </table:table-row>
        <table:table-row table:style-name="ro1">
          <table:table-cell table:style-name="ce2"/>
          <table:table-cell table:style-name="ce10" table:number-columns-repeated="4"/>
          <table:table-cell office:value-type="string" calcext:value-type="string">
            <text:p>torso_roll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32" calcext:value-type="float">
            <text:p>0.632</text:p>
          </table:table-cell>
          <table:table-cell table:style-name="ce11" table:number-columns-repeated="3"/>
          <table:table-cell/>
          <table:table-cell table:style-name="ce11" table:number-columns-repeated="1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0" office:value-type="string" calcext:value-type="string">
            <text:p>Torso_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" calcext:value-type="float">
            <text:p>0.6</text:p>
          </table:table-cell>
          <table:table-cell/>
          <table:table-cell table:style-name="ce10" table:number-columns-repeated="3"/>
          <table:table-cell table:style-name="ce11" table:formula="of:=[.G31]-[.C30]" office:value-type="float" office:value="0" calcext:value-type="float">
            <text:p>0.000000</text:p>
          </table:table-cell>
          <table:table-cell table:style-name="ce11" table:formula="of:=[.H31]-[.D30]" office:value-type="float" office:value="0" calcext:value-type="float">
            <text:p>0.000000</text:p>
          </table:table-cell>
          <table:table-cell table:style-name="ce11" table:formula="of:=[.I31]-[.E30]" office:value-type="float" office:value="0.0319999999999999" calcext:value-type="float">
            <text:p>0.032000</text:p>
          </table:table-cell>
          <table:table-cell/>
          <table:table-cell table:style-name="ce11" table:formula="of:=[.G31]-[.C32]" office:value-type="float" office:value="0" calcext:value-type="float">
            <text:p>0.000000</text:p>
          </table:table-cell>
          <table:table-cell table:style-name="ce11" table:formula="of:=[.H31]-[.D32]" office:value-type="float" office:value="0" calcext:value-type="float">
            <text:p>0.000000</text:p>
          </table:table-cell>
          <table:table-cell table:style-name="ce11" table:formula="of:=[.I31]-[.E32]" office:value-type="float" office:value="0.0319999999999999" calcext:value-type="float">
            <text:p>0.032000</text:p>
          </table:table-cell>
          <table:table-cell table:style-name="ce11"/>
          <table:table-cell table:style-name="ce11" office:value-type="float" office:value="0.032" calcext:value-type="float">
            <text:p>0.032000</text:p>
          </table:table-cell>
          <table:table-cell table:number-columns-repeated="2" table:style-name="ce11" office:value-type="float" office:value="0" calcext:value-type="float">
            <text:p>0.000000</text:p>
          </table:table-cell>
          <table:table-cell table:style-name="ce11"/>
          <table:table-cell table:style-name="ce11" office:value-type="float" office:value="0.032" calcext:value-type="float">
            <text:p>0.032000</text:p>
          </table:table-cell>
          <table:table-cell table:number-columns-repeated="2" table:style-name="ce11" office:value-type="float" office:value="0" calcext:value-type="float">
            <text:p>0.000000</text:p>
          </table:table-cell>
        </table:table-row>
        <table:table-row table:style-name="ro1">
          <table:table-cell table:style-name="ce2"/>
          <table:table-cell table:style-name="ce10" table:number-columns-repeated="4"/>
          <table:table-cell office:value-type="string" calcext:value-type="string">
            <text:p>torso_pitch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32" calcext:value-type="float">
            <text:p>0.632</text:p>
          </table:table-cell>
          <table:table-cell table:style-name="ce11" table:number-columns-repeated="3"/>
          <table:table-cell table:number-columns-repeated="12"/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root_link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0.6" calcext:value-type="float">
            <text:p>0.6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0T11:48:01.254017260</meta:creation-date>
    <dc:date>2017-01-26T11:06:14.504594336</dc:date>
    <meta:editing-duration>P5DT19H55M44S</meta:editing-duration>
    <meta:editing-cycles>13</meta:editing-cycles>
    <meta:generator>LibreOffice/4.2.8.2$Linux_X86_64 LibreOffice_project/420m0$Build-2</meta:generator>
    <meta:document-statistic meta:table-count="4" meta:cell-count="1010" meta:object-count="0"/>
  </office:meta>
</office:document-meta>
</file>